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4pt" style:font-size-asian="14pt" style:language-asian="en" style:country-asian="US" style:language-complex="ar" style:country-complex="SA"/>
    </style:style>
    <style:style style:name="P2" style:parent-style-name="Standard" style:family="paragraph">
      <style:paragraph-properties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3" style:parent-style-name="Standard" style:family="paragraph">
      <style:paragraph-properties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P4" style:parent-style-name="Standard" style:family="paragraph">
      <style:paragraph-properties fo:text-align="justify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5" style:parent-style-name="Textbody" style:family="paragraph">
      <style:paragraph-properties fo:text-align="justify" fo:margin-bottom="0in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6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7" style:parent-style-name="Standard" style:family="paragraph">
      <style:paragraph-properties fo:text-align="center" fo:margin-top="0.0034in" fo:margin-bottom="0.1111in" fo:line-height="150%" fo:background-color="#FFFFFF"/>
      <style:text-properties style:font-name="Times New Roman" fo:font-weight="bold" style:font-weight-asian="bold" fo:font-size="20pt" style:font-size-asian="20pt" style:font-size-complex="20pt"/>
    </style:style>
    <style:style style:name="P8" style:parent-style-name="Standard" style:family="paragraph">
      <style:paragraph-properties fo:text-align="center" fo:margin-top="0.0034in" fo:margin-bottom="0.1111in" fo:line-height="150%" fo:background-color="#FFFFFF"/>
    </style:style>
    <style:style style:name="T9" style:parent-style-name="Основнойшрифтабзаца" style:family="text">
      <style:text-properties style:font-name="Times New Roman" fo:font-weight="bold" style:font-weight-asian="bold" fo:font-size="20pt" style:font-size-asian="20pt" style:font-size-complex="20pt"/>
    </style:style>
    <style:style style:name="P10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11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12" style:parent-style-name="Standard" style:family="paragraph">
      <style:paragraph-properties fo:text-align="justify" fo:line-height="150%">
        <style:tab-stops>
          <style:tab-stop style:type="left" style:position="0.2958in"/>
          <style:tab-stop style:type="left" style:position="0.7875in"/>
        </style:tab-stops>
      </style:paragraph-properties>
    </style:style>
    <style:style style:name="T13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4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5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6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7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8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9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20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1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2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3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4" style:parent-style-name="Standard" style:family="paragraph">
      <style:paragraph-properties fo:text-align="justify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asian="Times New Roman" style:font-name-complex="Times New Roman" fo:color="#000000" fo:font-size="16pt" style:font-size-asian="16pt" style:font-size-complex="16pt" style:language-asian="en" style:country-asian="US" style:language-complex="ar" style:country-complex="SA"/>
    </style:style>
    <style:style style:name="P25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6" style:parent-style-name="Standard" style:family="paragraph">
      <style:paragraph-properties fo:text-align="justify" fo:line-height="150%" fo:margin-left="2.4618in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7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8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9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30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31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32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33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34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3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36" style:parent-style-name="Textbody" style:family="paragraph">
      <style:paragraph-properties fo:line-height="150%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style:font-name="Arial" style:font-name-complex="Arial" fo:font-weight="bold" style:font-weight-asian="bold" fo:color="#000000" fo:font-size="8pt" style:font-size-asian="8pt" style:font-size-complex="8pt" fo:background-color="#FFFFFF" fo:language="en" fo:country="US"/>
    </style:style>
    <style:style style:name="T44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5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46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7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48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9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50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1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52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3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54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5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56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7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58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59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60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1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62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3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64" style:parent-style-name="Гиперссылка" style:family="text">
      <style:text-properties style:font-name="Arial" style:font-name-complex="Arial" fo:font-size="8pt" style:font-size-asian="8pt" style:font-size-complex="8pt" fo:background-color="#FFFFFF" fo:language="en" fo:country="US"/>
    </style:style>
    <style:style style:name="T65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66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7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68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69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70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1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72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3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74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5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76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7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78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79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80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1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82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3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84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5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86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7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88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89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90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1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92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3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94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5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96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7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98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99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00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1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02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3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04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5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06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7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08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09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10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1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12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3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14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5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16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7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18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19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20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1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22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3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24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5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26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7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28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29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130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131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/>
    </style:style>
    <style:style style:name="P132" style:parent-style-name="Standard" style:family="paragraph">
      <style:text-properties fo:font-weight="bold" style:font-weight-asian="bold" style:font-weight-complex="bold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36" style:parent-style-name="Standard" style:family="paragraph">
      <style:text-properties fo:font-weight="bold" style:font-weight-asian="bold" style:font-weight-complex="bold" fo:font-size="8pt" style:font-size-asian="8pt" style:font-size-complex="8pt" fo:language="en" fo:country="US"/>
    </style:style>
    <style:style style:name="P13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3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3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4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4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4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4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4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4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4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4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4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4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5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5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5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5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5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5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5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5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5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5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6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6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6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6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6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6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6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6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6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6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7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7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7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7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7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7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7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7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7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7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8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8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8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8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8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8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8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8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8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8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9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9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9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9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9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9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9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9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9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19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0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0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0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0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0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0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0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0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0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0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1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1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1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1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1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1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1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1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1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1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2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2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2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2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2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2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2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2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2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2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3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3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3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3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3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3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3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3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3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3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4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4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4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4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4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4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4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4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4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4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5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5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5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5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5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5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5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5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5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59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60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61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62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63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64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65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66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67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P268" style:parent-style-name="Standard" style:family="paragraph">
      <style:text-properties style:font-weight-complex="bold" fo:font-size="8pt" style:font-size-asian="8pt" style:font-size-complex="8pt" fo:language="en" fo:country="US"/>
    </style:style>
    <style:style style:name="T26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27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style:font-name="Arial" style:font-name-complex="Arial" fo:font-weight="bold" style:font-weight-asian="bold" fo:color="#000000" fo:font-size="8pt" style:font-size-asian="8pt" style:font-size-complex="8pt" fo:background-color="#FFFFFF" fo:language="en" fo:country="US"/>
    </style:style>
    <style:style style:name="T27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7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7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7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7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7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7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8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8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8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8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8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8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8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8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8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8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9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9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9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93" style:parent-style-name="Гиперссылка" style:family="text">
      <style:text-properties style:font-name="Arial" style:font-name-complex="Arial" fo:font-size="8pt" style:font-size-asian="8pt" style:font-size-complex="8pt" fo:background-color="#FFFFFF" fo:language="en" fo:country="US"/>
    </style:style>
    <style:style style:name="T29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9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9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9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29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29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0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0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0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0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0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0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0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0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0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0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1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1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1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1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1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1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1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1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1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1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2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2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2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2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2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2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2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2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2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2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3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3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3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3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3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3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3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3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3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3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4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4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4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4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4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4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4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4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4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4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5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5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5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5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5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5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5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5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5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5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6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6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6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6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6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6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6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6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6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69" style:parent-style-name="Гиперссылка" style:family="text">
      <style:text-properties style:font-name="Arial" style:font-name-complex="Arial" fo:font-size="8pt" style:font-size-asian="8pt" style:font-size-complex="8pt" fo:background-color="#FFFFFF" fo:language="en" fo:country="US"/>
    </style:style>
    <style:style style:name="T37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7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7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7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7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7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7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7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7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7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8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8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8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8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8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8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8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8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8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8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9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9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9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9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9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9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9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9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39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39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0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40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0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403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04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405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06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407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08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409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10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 fo:language="en" fo:country="US"/>
    </style:style>
    <style:style style:name="T411" style:parent-style-name="Основнойшрифтабзаца" style:family="text">
      <style:text-properties style:font-name="Arial" style:font-name-complex="Arial" fo:color="#000000" fo:font-size="8pt" style:font-size-asian="8pt" style:font-size-complex="8pt" fo:language="en" fo:country="US"/>
    </style:style>
    <style:style style:name="T412" style:parent-style-name="Основнойшрифтабзаца" style:family="text">
      <style:text-properties style:font-name="Arial" style:font-name-complex="Arial" fo:color="#000000" fo:font-size="8pt" style:font-size-asian="8pt" style:font-size-complex="8pt" fo:background-color="#FFFFFF"/>
    </style:style>
    <style:style style:name="T41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1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41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417" style:parent-style-name="Обычный" style:family="paragraph">
      <style:paragraph-properties style:vertical-align="auto" style:line-height-at-least="0.1875in" fo:margin-right="0.552in" fo:background-color="#FFFFFF"/>
      <style:text-properties fo:hyphenate="true"/>
    </style:style>
    <style:style style:name="T418" style:parent-style-name="Основнойшрифтабзаца" style:family="text">
      <style:text-properties style:font-name="Arial" style:font-name-asian="Times New Roman" style:font-name-complex="Arial" fo:font-weight="bold" style:font-weight-asian="bold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19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23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26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27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28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29" style:parent-style-name="Основнойшрифтабзаца" style:family="text">
      <style:text-properties style:font-name="Arial" style:font-name-asian="Times New Roman" style:font-name-complex="Arial" fo:color="#0000FF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37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Arial" style:font-name-asian="Times New Roman" style:font-name-complex="Arial" fo:color="#0000FF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42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43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45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46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47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48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49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51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52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56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57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58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Arial" style:font-name-asian="Times New Roman" style:font-name-complex="Arial" fo:color="#0000FF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60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61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63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64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72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77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78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85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86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01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02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03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17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P523" style:parent-style-name="Обычный" style:family="paragraph">
      <style:paragraph-properties style:vertical-align="auto" fo:margin-bottom="0.0416in" style:line-height-at-least="0.1875in" fo:margin-right="0.552in" fo:background-color="#FFFFFF"/>
      <style:text-properties style:font-name="Arial" style:font-name-asian="Times New Roman" style:font-name-complex="Arial" fo:color="#000000" style:letter-kerning="false" fo:font-size="8pt" style:font-size-asian="8pt" style:font-size-complex="8pt" fo:language="en" fo:country="US" style:language-asian="ru" style:country-asian="RU" style:language-complex="ar" style:country-complex="SA" fo:hyphenate="true"/>
    </style:style>
    <style:style style:name="P52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52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52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2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528" style:parent-style-name="Textbody" style:family="paragraph">
      <style:text-properties fo:font-weight="bold" style:font-weight-asian="bold" fo:font-size="8pt" style:font-size-asian="8pt" style:font-size-complex="8pt" fo:language="en" fo:country="US"/>
    </style:style>
    <style:style style:name="P529" style:parent-style-name="Textbody" style:family="paragraph">
      <style:text-properties fo:font-size="8pt" style:font-size-asian="8pt" style:font-size-complex="8pt" fo:language="en" fo:country="US"/>
    </style:style>
    <style:style style:name="P530" style:parent-style-name="Textbody" style:family="paragraph">
      <style:text-properties fo:font-size="8pt" style:font-size-asian="8pt" style:font-size-complex="8pt" fo:language="en" fo:country="US"/>
    </style:style>
    <style:style style:name="P531" style:parent-style-name="Textbody" style:family="paragraph">
      <style:text-properties fo:font-size="8pt" style:font-size-asian="8pt" style:font-size-complex="8pt" fo:language="en" fo:country="US"/>
    </style:style>
    <style:style style:name="P532" style:parent-style-name="Textbody" style:family="paragraph">
      <style:text-properties fo:font-size="8pt" style:font-size-asian="8pt" style:font-size-complex="8pt" fo:language="en" fo:country="US"/>
    </style:style>
    <style:style style:name="P533" style:parent-style-name="Textbody" style:family="paragraph">
      <style:text-properties fo:font-size="8pt" style:font-size-asian="8pt" style:font-size-complex="8pt" fo:language="en" fo:country="US"/>
    </style:style>
    <style:style style:name="P534" style:parent-style-name="Textbody" style:family="paragraph">
      <style:text-properties fo:font-size="8pt" style:font-size-asian="8pt" style:font-size-complex="8pt" fo:language="en" fo:country="US"/>
    </style:style>
    <style:style style:name="P535" style:parent-style-name="Textbody" style:family="paragraph">
      <style:text-properties fo:font-size="8pt" style:font-size-asian="8pt" style:font-size-complex="8pt" fo:language="en" fo:country="US"/>
    </style:style>
    <style:style style:name="P536" style:parent-style-name="Textbody" style:family="paragraph">
      <style:text-properties fo:font-size="8pt" style:font-size-asian="8pt" style:font-size-complex="8pt" fo:language="en" fo:country="US"/>
    </style:style>
    <style:style style:name="P537" style:parent-style-name="Textbody" style:family="paragraph">
      <style:text-properties fo:font-size="8pt" style:font-size-asian="8pt" style:font-size-complex="8pt" fo:language="en" fo:country="US"/>
    </style:style>
    <style:style style:name="P538" style:parent-style-name="Textbody" style:family="paragraph">
      <style:text-properties fo:font-size="8pt" style:font-size-asian="8pt" style:font-size-complex="8pt" fo:language="en" fo:country="US"/>
    </style:style>
    <style:style style:name="P539" style:parent-style-name="Textbody" style:family="paragraph">
      <style:text-properties fo:font-size="8pt" style:font-size-asian="8pt" style:font-size-complex="8pt" fo:language="en" fo:country="US"/>
    </style:style>
    <style:style style:name="P540" style:parent-style-name="Textbody" style:family="paragraph">
      <style:text-properties fo:font-size="8pt" style:font-size-asian="8pt" style:font-size-complex="8pt" fo:language="en" fo:country="US"/>
    </style:style>
    <style:style style:name="P541" style:parent-style-name="Textbody" style:family="paragraph">
      <style:text-properties fo:font-size="8pt" style:font-size-asian="8pt" style:font-size-complex="8pt" fo:language="en" fo:country="US"/>
    </style:style>
    <style:style style:name="P542" style:parent-style-name="Textbody" style:family="paragraph">
      <style:text-properties fo:font-size="8pt" style:font-size-asian="8pt" style:font-size-complex="8pt" fo:language="en" fo:country="US"/>
    </style:style>
    <style:style style:name="P543" style:parent-style-name="Textbody" style:family="paragraph">
      <style:text-properties fo:font-size="8pt" style:font-size-asian="8pt" style:font-size-complex="8pt" fo:language="en" fo:country="US"/>
    </style:style>
    <style:style style:name="P544" style:parent-style-name="Textbody" style:family="paragraph">
      <style:text-properties fo:font-size="8pt" style:font-size-asian="8pt" style:font-size-complex="8pt" fo:language="en" fo:country="US"/>
    </style:style>
    <style:style style:name="P545" style:parent-style-name="Textbody" style:family="paragraph">
      <style:text-properties fo:font-size="8pt" style:font-size-asian="8pt" style:font-size-complex="8pt" fo:language="en" fo:country="US"/>
    </style:style>
    <style:style style:name="P546" style:parent-style-name="Textbody" style:family="paragraph">
      <style:text-properties fo:font-size="8pt" style:font-size-asian="8pt" style:font-size-complex="8pt" fo:language="en" fo:country="US"/>
    </style:style>
    <style:style style:name="P547" style:parent-style-name="Textbody" style:family="paragraph">
      <style:text-properties fo:font-size="8pt" style:font-size-asian="8pt" style:font-size-complex="8pt" fo:language="en" fo:country="US"/>
    </style:style>
    <style:style style:name="P548" style:parent-style-name="Textbody" style:family="paragraph">
      <style:text-properties fo:font-size="8pt" style:font-size-asian="8pt" style:font-size-complex="8pt" fo:language="en" fo:country="US"/>
    </style:style>
    <style:style style:name="P549" style:parent-style-name="Textbody" style:family="paragraph">
      <style:text-properties fo:font-size="8pt" style:font-size-asian="8pt" style:font-size-complex="8pt" fo:language="en" fo:country="US"/>
    </style:style>
    <style:style style:name="P550" style:parent-style-name="Textbody" style:family="paragraph">
      <style:text-properties fo:font-size="8pt" style:font-size-asian="8pt" style:font-size-complex="8pt" fo:language="en" fo:country="US"/>
    </style:style>
    <style:style style:name="P551" style:parent-style-name="Textbody" style:family="paragraph">
      <style:text-properties fo:font-size="8pt" style:font-size-asian="8pt" style:font-size-complex="8pt" fo:language="en" fo:country="US"/>
    </style:style>
    <style:style style:name="P552" style:parent-style-name="Textbody" style:family="paragraph">
      <style:text-properties fo:font-size="8pt" style:font-size-asian="8pt" style:font-size-complex="8pt" fo:language="en" fo:country="US"/>
    </style:style>
    <style:style style:name="P553" style:parent-style-name="Textbody" style:family="paragraph">
      <style:text-properties fo:font-size="8pt" style:font-size-asian="8pt" style:font-size-complex="8pt" fo:language="en" fo:country="US"/>
    </style:style>
    <style:style style:name="P554" style:parent-style-name="Textbody" style:family="paragraph">
      <style:text-properties fo:font-size="8pt" style:font-size-asian="8pt" style:font-size-complex="8pt" fo:language="en" fo:country="US"/>
    </style:style>
    <style:style style:name="P555" style:parent-style-name="Textbody" style:family="paragraph">
      <style:text-properties fo:font-size="8pt" style:font-size-asian="8pt" style:font-size-complex="8pt" fo:language="en" fo:country="US"/>
    </style:style>
    <style:style style:name="P556" style:parent-style-name="Textbody" style:family="paragraph">
      <style:text-properties fo:font-size="8pt" style:font-size-asian="8pt" style:font-size-complex="8pt" fo:language="en" fo:country="US"/>
    </style:style>
    <style:style style:name="P557" style:parent-style-name="Textbody" style:family="paragraph">
      <style:text-properties fo:font-size="8pt" style:font-size-asian="8pt" style:font-size-complex="8pt" fo:language="en" fo:country="US"/>
    </style:style>
    <style:style style:name="P558" style:parent-style-name="Textbody" style:family="paragraph">
      <style:text-properties fo:font-size="8pt" style:font-size-asian="8pt" style:font-size-complex="8pt" fo:language="en" fo:country="US"/>
    </style:style>
    <style:style style:name="P559" style:parent-style-name="Textbody" style:family="paragraph">
      <style:text-properties fo:font-size="8pt" style:font-size-asian="8pt" style:font-size-complex="8pt" fo:language="en" fo:country="US"/>
    </style:style>
    <style:style style:name="P560" style:parent-style-name="Textbody" style:family="paragraph">
      <style:text-properties fo:font-size="8pt" style:font-size-asian="8pt" style:font-size-complex="8pt" fo:language="en" fo:country="US"/>
    </style:style>
    <style:style style:name="P561" style:parent-style-name="Textbody" style:family="paragraph">
      <style:text-properties fo:font-size="8pt" style:font-size-asian="8pt" style:font-size-complex="8pt" fo:language="en" fo:country="US"/>
    </style:style>
    <style:style style:name="P562" style:parent-style-name="Textbody" style:family="paragraph">
      <style:text-properties fo:font-size="8pt" style:font-size-asian="8pt" style:font-size-complex="8pt" fo:language="en" fo:country="US"/>
    </style:style>
    <style:style style:name="P563" style:parent-style-name="Textbody" style:family="paragraph">
      <style:text-properties fo:font-size="8pt" style:font-size-asian="8pt" style:font-size-complex="8pt" fo:language="en" fo:country="US"/>
    </style:style>
    <style:style style:name="P564" style:parent-style-name="Textbody" style:family="paragraph">
      <style:text-properties fo:font-size="8pt" style:font-size-asian="8pt" style:font-size-complex="8pt" fo:language="en" fo:country="US"/>
    </style:style>
    <style:style style:name="P565" style:parent-style-name="Textbody" style:family="paragraph">
      <style:text-properties fo:font-size="8pt" style:font-size-asian="8pt" style:font-size-complex="8pt" fo:language="en" fo:country="US"/>
    </style:style>
    <style:style style:name="P566" style:parent-style-name="Textbody" style:family="paragraph">
      <style:text-properties fo:font-size="8pt" style:font-size-asian="8pt" style:font-size-complex="8pt" fo:language="en" fo:country="US"/>
    </style:style>
    <style:style style:name="P567" style:parent-style-name="Textbody" style:family="paragraph">
      <style:text-properties fo:font-size="8pt" style:font-size-asian="8pt" style:font-size-complex="8pt" fo:language="en" fo:country="US"/>
    </style:style>
    <style:style style:name="P568" style:parent-style-name="Textbody" style:family="paragraph">
      <style:text-properties fo:font-size="8pt" style:font-size-asian="8pt" style:font-size-complex="8pt" fo:language="en" fo:country="US"/>
    </style:style>
    <style:style style:name="P569" style:parent-style-name="Textbody" style:family="paragraph">
      <style:text-properties fo:font-size="8pt" style:font-size-asian="8pt" style:font-size-complex="8pt" fo:language="en" fo:country="US"/>
    </style:style>
    <style:style style:name="P570" style:parent-style-name="Textbody" style:family="paragraph">
      <style:text-properties fo:font-size="8pt" style:font-size-asian="8pt" style:font-size-complex="8pt" fo:language="en" fo:country="US"/>
    </style:style>
    <style:style style:name="P571" style:parent-style-name="Textbody" style:family="paragraph">
      <style:text-properties fo:font-size="8pt" style:font-size-asian="8pt" style:font-size-complex="8pt" fo:language="en" fo:country="US"/>
    </style:style>
    <style:style style:name="P572" style:parent-style-name="Textbody" style:family="paragraph">
      <style:text-properties fo:font-size="8pt" style:font-size-asian="8pt" style:font-size-complex="8pt" fo:language="en" fo:country="US"/>
    </style:style>
    <style:style style:name="P573" style:parent-style-name="Textbody" style:family="paragraph">
      <style:text-properties fo:font-size="8pt" style:font-size-asian="8pt" style:font-size-complex="8pt" fo:language="en" fo:country="US"/>
    </style:style>
    <style:style style:name="P574" style:parent-style-name="Textbody" style:family="paragraph">
      <style:text-properties fo:font-size="8pt" style:font-size-asian="8pt" style:font-size-complex="8pt" fo:language="en" fo:country="US"/>
    </style:style>
    <style:style style:name="P575" style:parent-style-name="Textbody" style:family="paragraph">
      <style:text-properties fo:font-size="8pt" style:font-size-asian="8pt" style:font-size-complex="8pt" fo:language="en" fo:country="US"/>
    </style:style>
    <style:style style:name="P576" style:parent-style-name="Textbody" style:family="paragraph">
      <style:text-properties fo:font-size="8pt" style:font-size-asian="8pt" style:font-size-complex="8pt" fo:language="en" fo:country="US"/>
    </style:style>
    <style:style style:name="P577" style:parent-style-name="Textbody" style:family="paragraph">
      <style:text-properties fo:font-size="8pt" style:font-size-asian="8pt" style:font-size-complex="8pt" fo:language="en" fo:country="US"/>
    </style:style>
    <style:style style:name="P578" style:parent-style-name="Textbody" style:family="paragraph">
      <style:text-properties fo:font-size="8pt" style:font-size-asian="8pt" style:font-size-complex="8pt" fo:language="en" fo:country="US"/>
    </style:style>
    <style:style style:name="P579" style:parent-style-name="Textbody" style:family="paragraph">
      <style:text-properties fo:font-size="8pt" style:font-size-asian="8pt" style:font-size-complex="8pt" fo:language="en" fo:country="US"/>
    </style:style>
    <style:style style:name="P580" style:parent-style-name="Textbody" style:family="paragraph">
      <style:text-properties fo:font-size="8pt" style:font-size-asian="8pt" style:font-size-complex="8pt" fo:language="en" fo:country="US"/>
    </style:style>
    <style:style style:name="P581" style:parent-style-name="Textbody" style:family="paragraph">
      <style:text-properties fo:font-size="8pt" style:font-size-asian="8pt" style:font-size-complex="8pt" fo:language="en" fo:country="US"/>
    </style:style>
    <style:style style:name="P582" style:parent-style-name="Textbody" style:family="paragraph">
      <style:text-properties fo:font-size="8pt" style:font-size-asian="8pt" style:font-size-complex="8pt" fo:language="en" fo:country="US"/>
    </style:style>
    <style:style style:name="P583" style:parent-style-name="Textbody" style:family="paragraph">
      <style:text-properties fo:font-size="8pt" style:font-size-asian="8pt" style:font-size-complex="8pt" fo:language="en" fo:country="US"/>
    </style:style>
    <style:style style:name="P584" style:parent-style-name="Textbody" style:family="paragraph">
      <style:text-properties fo:font-size="8pt" style:font-size-asian="8pt" style:font-size-complex="8pt" fo:language="en" fo:country="US"/>
    </style:style>
    <style:style style:name="P585" style:parent-style-name="Textbody" style:family="paragraph">
      <style:text-properties fo:font-size="8pt" style:font-size-asian="8pt" style:font-size-complex="8pt" fo:language="en" fo:country="US"/>
    </style:style>
    <style:style style:name="P586" style:parent-style-name="Textbody" style:family="paragraph">
      <style:text-properties fo:font-size="8pt" style:font-size-asian="8pt" style:font-size-complex="8pt" fo:language="en" fo:country="US"/>
    </style:style>
    <style:style style:name="P587" style:parent-style-name="Textbody" style:family="paragraph">
      <style:text-properties fo:font-size="8pt" style:font-size-asian="8pt" style:font-size-complex="8pt" fo:language="en" fo:country="US"/>
    </style:style>
    <style:style style:name="P588" style:parent-style-name="Textbody" style:family="paragraph">
      <style:text-properties fo:font-size="8pt" style:font-size-asian="8pt" style:font-size-complex="8pt" fo:language="en" fo:country="US"/>
    </style:style>
    <style:style style:name="P589" style:parent-style-name="Textbody" style:family="paragraph">
      <style:text-properties fo:font-size="8pt" style:font-size-asian="8pt" style:font-size-complex="8pt" fo:language="en" fo:country="US"/>
    </style:style>
    <style:style style:name="P590" style:parent-style-name="Textbody" style:family="paragraph">
      <style:text-properties fo:font-size="8pt" style:font-size-asian="8pt" style:font-size-complex="8pt" fo:language="en" fo:country="US"/>
    </style:style>
    <style:style style:name="P591" style:parent-style-name="Textbody" style:family="paragraph">
      <style:text-properties fo:font-size="8pt" style:font-size-asian="8pt" style:font-size-complex="8pt" fo:language="en" fo:country="US"/>
    </style:style>
    <style:style style:name="P592" style:parent-style-name="Textbody" style:family="paragraph">
      <style:text-properties fo:font-size="8pt" style:font-size-asian="8pt" style:font-size-complex="8pt" fo:language="en" fo:country="US"/>
    </style:style>
    <style:style style:name="P593" style:parent-style-name="Textbody" style:family="paragraph">
      <style:text-properties fo:font-size="8pt" style:font-size-asian="8pt" style:font-size-complex="8pt" fo:language="en" fo:country="US"/>
    </style:style>
    <style:style style:name="P594" style:parent-style-name="Textbody" style:family="paragraph">
      <style:text-properties fo:font-size="8pt" style:font-size-asian="8pt" style:font-size-complex="8pt" fo:language="en" fo:country="US"/>
    </style:style>
    <style:style style:name="P595" style:parent-style-name="Textbody" style:family="paragraph">
      <style:text-properties fo:font-size="8pt" style:font-size-asian="8pt" style:font-size-complex="8pt" fo:language="en" fo:country="US"/>
    </style:style>
    <style:style style:name="P596" style:parent-style-name="Textbody" style:family="paragraph">
      <style:text-properties fo:font-size="8pt" style:font-size-asian="8pt" style:font-size-complex="8pt" fo:language="en" fo:country="US"/>
    </style:style>
    <style:style style:name="P597" style:parent-style-name="Textbody" style:family="paragraph">
      <style:text-properties fo:font-size="8pt" style:font-size-asian="8pt" style:font-size-complex="8pt" fo:language="en" fo:country="US"/>
    </style:style>
    <style:style style:name="P598" style:parent-style-name="Textbody" style:family="paragraph">
      <style:text-properties fo:font-size="8pt" style:font-size-asian="8pt" style:font-size-complex="8pt" fo:language="en" fo:country="US"/>
    </style:style>
    <style:style style:name="P599" style:parent-style-name="Textbody" style:family="paragraph">
      <style:text-properties fo:font-size="8pt" style:font-size-asian="8pt" style:font-size-complex="8pt" fo:language="en" fo:country="US"/>
    </style:style>
    <style:style style:name="P600" style:parent-style-name="Textbody" style:family="paragraph">
      <style:text-properties fo:font-size="8pt" style:font-size-asian="8pt" style:font-size-complex="8pt" fo:language="en" fo:country="US"/>
    </style:style>
    <style:style style:name="P601" style:parent-style-name="Textbody" style:family="paragraph">
      <style:text-properties fo:font-size="8pt" style:font-size-asian="8pt" style:font-size-complex="8pt" fo:language="en" fo:country="US"/>
    </style:style>
    <style:style style:name="P602" style:parent-style-name="Textbody" style:family="paragraph">
      <style:text-properties fo:font-size="8pt" style:font-size-asian="8pt" style:font-size-complex="8pt" fo:language="en" fo:country="US"/>
    </style:style>
    <style:style style:name="P603" style:parent-style-name="Textbody" style:family="paragraph">
      <style:text-properties fo:font-size="8pt" style:font-size-asian="8pt" style:font-size-complex="8pt" fo:language="en" fo:country="US"/>
    </style:style>
    <style:style style:name="P604" style:parent-style-name="Textbody" style:family="paragraph">
      <style:text-properties fo:font-size="8pt" style:font-size-asian="8pt" style:font-size-complex="8pt" fo:language="en" fo:country="US"/>
    </style:style>
    <style:style style:name="P605" style:parent-style-name="Textbody" style:family="paragraph">
      <style:text-properties fo:font-size="8pt" style:font-size-asian="8pt" style:font-size-complex="8pt" fo:language="en" fo:country="US"/>
    </style:style>
    <style:style style:name="P606" style:parent-style-name="Textbody" style:family="paragraph">
      <style:text-properties fo:font-size="8pt" style:font-size-asian="8pt" style:font-size-complex="8pt" fo:language="en" fo:country="US"/>
    </style:style>
    <style:style style:name="P607" style:parent-style-name="Textbody" style:family="paragraph">
      <style:text-properties fo:font-size="8pt" style:font-size-asian="8pt" style:font-size-complex="8pt" fo:language="en" fo:country="US"/>
    </style:style>
    <style:style style:name="P608" style:parent-style-name="Textbody" style:family="paragraph">
      <style:text-properties fo:font-size="8pt" style:font-size-asian="8pt" style:font-size-complex="8pt" fo:language="en" fo:country="US"/>
    </style:style>
    <style:style style:name="P609" style:parent-style-name="Textbody" style:family="paragraph">
      <style:text-properties fo:font-size="8pt" style:font-size-asian="8pt" style:font-size-complex="8pt" fo:language="en" fo:country="US"/>
    </style:style>
    <style:style style:name="P610" style:parent-style-name="Textbody" style:family="paragraph">
      <style:text-properties fo:font-size="8pt" style:font-size-asian="8pt" style:font-size-complex="8pt" fo:language="en" fo:country="US"/>
    </style:style>
    <style:style style:name="P611" style:parent-style-name="Textbody" style:family="paragraph">
      <style:text-properties fo:font-size="8pt" style:font-size-asian="8pt" style:font-size-complex="8pt" fo:language="en" fo:country="US"/>
    </style:style>
    <style:style style:name="P612" style:parent-style-name="Textbody" style:family="paragraph">
      <style:text-properties fo:font-size="8pt" style:font-size-asian="8pt" style:font-size-complex="8pt" fo:language="en" fo:country="US"/>
    </style:style>
    <style:style style:name="P613" style:parent-style-name="Textbody" style:family="paragraph">
      <style:text-properties fo:font-size="8pt" style:font-size-asian="8pt" style:font-size-complex="8pt" fo:language="en" fo:country="US"/>
    </style:style>
    <style:style style:name="P614" style:parent-style-name="Textbody" style:family="paragraph">
      <style:text-properties fo:font-size="8pt" style:font-size-asian="8pt" style:font-size-complex="8pt" fo:language="en" fo:country="US"/>
    </style:style>
    <style:style style:name="P615" style:parent-style-name="Textbody" style:family="paragraph">
      <style:text-properties fo:font-size="8pt" style:font-size-asian="8pt" style:font-size-complex="8pt" fo:language="en" fo:country="US"/>
    </style:style>
    <style:style style:name="P616" style:parent-style-name="Textbody" style:family="paragraph">
      <style:text-properties fo:font-size="8pt" style:font-size-asian="8pt" style:font-size-complex="8pt" fo:language="en" fo:country="US"/>
    </style:style>
    <style:style style:name="P617" style:parent-style-name="Textbody" style:family="paragraph">
      <style:text-properties fo:font-size="8pt" style:font-size-asian="8pt" style:font-size-complex="8pt" fo:language="en" fo:country="US"/>
    </style:style>
    <style:style style:name="P618" style:parent-style-name="Textbody" style:family="paragraph">
      <style:text-properties fo:font-size="8pt" style:font-size-asian="8pt" style:font-size-complex="8pt" fo:language="en" fo:country="US"/>
    </style:style>
    <style:style style:name="P619" style:parent-style-name="Textbody" style:family="paragraph">
      <style:text-properties fo:font-size="8pt" style:font-size-asian="8pt" style:font-size-complex="8pt" fo:language="en" fo:country="US"/>
    </style:style>
    <style:style style:name="P620" style:parent-style-name="Textbody" style:family="paragraph">
      <style:text-properties fo:font-size="8pt" style:font-size-asian="8pt" style:font-size-complex="8pt" fo:language="en" fo:country="US"/>
    </style:style>
    <style:style style:name="P621" style:parent-style-name="Textbody" style:family="paragraph">
      <style:text-properties fo:font-size="8pt" style:font-size-asian="8pt" style:font-size-complex="8pt" fo:language="en" fo:country="US"/>
    </style:style>
    <style:style style:name="P622" style:parent-style-name="Textbody" style:family="paragraph">
      <style:text-properties fo:font-size="8pt" style:font-size-asian="8pt" style:font-size-complex="8pt" fo:language="en" fo:country="US"/>
    </style:style>
    <style:style style:name="P623" style:parent-style-name="Textbody" style:family="paragraph">
      <style:text-properties fo:font-size="8pt" style:font-size-asian="8pt" style:font-size-complex="8pt" fo:language="en" fo:country="US"/>
    </style:style>
    <style:style style:name="P624" style:parent-style-name="Textbody" style:family="paragraph">
      <style:text-properties fo:font-size="8pt" style:font-size-asian="8pt" style:font-size-complex="8pt" fo:language="en" fo:country="US"/>
    </style:style>
    <style:style style:name="P625" style:parent-style-name="Textbody" style:family="paragraph">
      <style:text-properties fo:font-size="8pt" style:font-size-asian="8pt" style:font-size-complex="8pt" fo:language="en" fo:country="US"/>
    </style:style>
    <style:style style:name="P626" style:parent-style-name="Textbody" style:family="paragraph">
      <style:text-properties fo:font-size="8pt" style:font-size-asian="8pt" style:font-size-complex="8pt" fo:language="en" fo:country="US"/>
    </style:style>
    <style:style style:name="P627" style:parent-style-name="Textbody" style:family="paragraph">
      <style:text-properties fo:font-size="8pt" style:font-size-asian="8pt" style:font-size-complex="8pt" fo:language="en" fo:country="US"/>
    </style:style>
    <style:style style:name="P628" style:parent-style-name="Textbody" style:family="paragraph">
      <style:text-properties fo:font-size="8pt" style:font-size-asian="8pt" style:font-size-complex="8pt" fo:language="en" fo:country="US"/>
    </style:style>
    <style:style style:name="P629" style:parent-style-name="Textbody" style:family="paragraph">
      <style:text-properties fo:font-size="8pt" style:font-size-asian="8pt" style:font-size-complex="8pt" fo:language="en" fo:country="US"/>
    </style:style>
    <style:style style:name="P630" style:parent-style-name="Textbody" style:family="paragraph">
      <style:text-properties fo:font-size="8pt" style:font-size-asian="8pt" style:font-size-complex="8pt" fo:language="en" fo:country="US"/>
    </style:style>
    <style:style style:name="P631" style:parent-style-name="Textbody" style:family="paragraph">
      <style:text-properties fo:font-size="8pt" style:font-size-asian="8pt" style:font-size-complex="8pt" fo:language="en" fo:country="US"/>
    </style:style>
    <style:style style:name="P632" style:parent-style-name="Textbody" style:family="paragraph">
      <style:text-properties fo:font-size="8pt" style:font-size-asian="8pt" style:font-size-complex="8pt" fo:language="en" fo:country="US"/>
    </style:style>
    <style:style style:name="P633" style:parent-style-name="Textbody" style:family="paragraph">
      <style:text-properties fo:font-size="8pt" style:font-size-asian="8pt" style:font-size-complex="8pt" fo:language="en" fo:country="US"/>
    </style:style>
    <style:style style:name="P634" style:parent-style-name="Textbody" style:family="paragraph">
      <style:text-properties fo:font-size="8pt" style:font-size-asian="8pt" style:font-size-complex="8pt" fo:language="en" fo:country="US"/>
    </style:style>
    <style:style style:name="P635" style:parent-style-name="Textbody" style:family="paragraph">
      <style:text-properties fo:font-size="8pt" style:font-size-asian="8pt" style:font-size-complex="8pt" fo:language="en" fo:country="US"/>
    </style:style>
    <style:style style:name="P636" style:parent-style-name="Textbody" style:family="paragraph">
      <style:text-properties fo:font-size="8pt" style:font-size-asian="8pt" style:font-size-complex="8pt" fo:language="en" fo:country="US"/>
    </style:style>
    <style:style style:name="P637" style:parent-style-name="Textbody" style:family="paragraph">
      <style:text-properties fo:font-size="8pt" style:font-size-asian="8pt" style:font-size-complex="8pt" fo:language="en" fo:country="US"/>
    </style:style>
    <style:style style:name="P638" style:parent-style-name="Textbody" style:family="paragraph">
      <style:text-properties fo:font-size="8pt" style:font-size-asian="8pt" style:font-size-complex="8pt" fo:language="en" fo:country="US"/>
    </style:style>
    <style:style style:name="P639" style:parent-style-name="Textbody" style:family="paragraph">
      <style:text-properties fo:font-size="8pt" style:font-size-asian="8pt" style:font-size-complex="8pt"/>
    </style:style>
    <style:style style:name="P640" style:parent-style-name="Textbody" style:family="paragraph">
      <style:text-properties fo:font-size="8pt" style:font-size-asian="8pt" style:font-size-complex="8pt"/>
    </style:style>
    <style:style style:name="P641" style:parent-style-name="Textbody" style:family="paragraph">
      <style:text-properties fo:font-size="8pt" style:font-size-asian="8pt" style:font-size-complex="8pt" fo:language="en" fo:country="US"/>
    </style:style>
    <style:style style:name="P642" style:parent-style-name="Textbody" style:family="paragraph">
      <style:text-properties fo:font-size="8pt" style:font-size-asian="8pt" style:font-size-complex="8pt" fo:language="en" fo:country="US"/>
    </style:style>
    <style:style style:name="P643" style:parent-style-name="Textbody" style:family="paragraph">
      <style:text-properties fo:font-size="8pt" style:font-size-asian="8pt" style:font-size-complex="8pt" fo:language="en" fo:country="US"/>
    </style:style>
    <style:style style:name="P644" style:parent-style-name="Textbody" style:family="paragraph">
      <style:text-properties fo:font-size="8pt" style:font-size-asian="8pt" style:font-size-complex="8pt" fo:language="en" fo:country="US"/>
    </style:style>
    <style:style style:name="P645" style:parent-style-name="Textbody" style:family="paragraph">
      <style:text-properties fo:font-size="8pt" style:font-size-asian="8pt" style:font-size-complex="8pt" fo:language="en" fo:country="US"/>
    </style:style>
    <style:style style:name="P646" style:parent-style-name="Textbody" style:family="paragraph">
      <style:text-properties fo:font-size="8pt" style:font-size-asian="8pt" style:font-size-complex="8pt" fo:language="en" fo:country="US"/>
    </style:style>
    <style:style style:name="P647" style:parent-style-name="Textbody" style:family="paragraph">
      <style:text-properties fo:font-size="8pt" style:font-size-asian="8pt" style:font-size-complex="8pt" fo:language="en" fo:country="US"/>
    </style:style>
    <style:style style:name="P648" style:parent-style-name="Textbody" style:family="paragraph">
      <style:text-properties fo:font-size="8pt" style:font-size-asian="8pt" style:font-size-complex="8pt" fo:language="en" fo:country="US"/>
    </style:style>
    <style:style style:name="P649" style:parent-style-name="Textbody" style:family="paragraph">
      <style:text-properties fo:font-size="8pt" style:font-size-asian="8pt" style:font-size-complex="8pt" fo:language="en" fo:country="US"/>
    </style:style>
    <style:style style:name="P650" style:parent-style-name="Textbody" style:family="paragraph">
      <style:text-properties fo:font-size="8pt" style:font-size-asian="8pt" style:font-size-complex="8pt" fo:language="en" fo:country="US"/>
    </style:style>
    <style:style style:name="P651" style:parent-style-name="Textbody" style:family="paragraph">
      <style:text-properties fo:font-size="8pt" style:font-size-asian="8pt" style:font-size-complex="8pt" fo:language="en" fo:country="US"/>
    </style:style>
    <style:style style:name="P652" style:parent-style-name="Textbody" style:family="paragraph">
      <style:text-properties fo:font-size="8pt" style:font-size-asian="8pt" style:font-size-complex="8pt" fo:language="en" fo:country="US"/>
    </style:style>
    <style:style style:name="P653" style:parent-style-name="Textbody" style:family="paragraph">
      <style:text-properties fo:font-size="8pt" style:font-size-asian="8pt" style:font-size-complex="8pt" fo:language="en" fo:country="US"/>
    </style:style>
    <style:style style:name="P654" style:parent-style-name="Textbody" style:family="paragraph">
      <style:text-properties fo:font-size="8pt" style:font-size-asian="8pt" style:font-size-complex="8pt" fo:language="en" fo:country="US"/>
    </style:style>
    <style:style style:name="P655" style:parent-style-name="Textbody" style:family="paragraph">
      <style:text-properties fo:font-size="8pt" style:font-size-asian="8pt" style:font-size-complex="8pt" fo:language="en" fo:country="US"/>
    </style:style>
    <style:style style:name="P656" style:parent-style-name="Textbody" style:family="paragraph">
      <style:text-properties fo:font-size="8pt" style:font-size-asian="8pt" style:font-size-complex="8pt" fo:language="en" fo:country="US"/>
    </style:style>
    <style:style style:name="P657" style:parent-style-name="Textbody" style:family="paragraph">
      <style:text-properties fo:font-size="8pt" style:font-size-asian="8pt" style:font-size-complex="8pt" fo:language="en" fo:country="US"/>
    </style:style>
    <style:style style:name="P658" style:parent-style-name="Textbody" style:family="paragraph">
      <style:text-properties fo:font-size="8pt" style:font-size-asian="8pt" style:font-size-complex="8pt" fo:language="en" fo:country="US"/>
    </style:style>
    <style:style style:name="P659" style:parent-style-name="Textbody" style:family="paragraph">
      <style:text-properties fo:font-size="8pt" style:font-size-asian="8pt" style:font-size-complex="8pt"/>
    </style:style>
    <style:style style:name="P660" style:parent-style-name="Textbody" style:family="paragraph">
      <style:text-properties fo:font-size="8pt" style:font-size-asian="8pt" style:font-size-complex="8pt"/>
    </style:style>
    <style:style style:name="P661" style:parent-style-name="Textbody" style:family="paragraph">
      <style:paragraph-properties fo:text-align="justify" fo:line-height="150%"/>
    </style:style>
    <style:style style:name="T6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/>
      <text:p text:style-name="P2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/>
      <text:p text:style-name="P7">Лабораторная работа № 1 по курсу</text:p>
      <text:p text:style-name="P8"><text:span text:style-name="T9">по курсу «Операционные системы»</text:span></text:p>
      <text:p text:style-name="P10"/>
      <text:p text:style-name="P11"/>
      <text:p text:style-name="P12"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Группа: M8o-3</text:span><text:span text:style-name="T19">07Б</text:span><text:span text:style-name="T20">-18</text:span></text:p>
      <text:p text:style-name="P21">Студент:</text:p>
      <text:p text:style-name="P22">Тояков Артем Олегович</text:p>
      <text:p text:style-name="P23">Преподаватель:</text:p>
      <text:p text:style-name="P24"><text:tab/><text:tab/><text:tab/><text:tab/><text:tab/><text:tab/>Миронов Евгений Сергеевич</text:p>
      <text:p text:style-name="P25">Оценка:</text:p>
      <text:p text:style-name="P26">Дата:</text:p>
      <text:p text:style-name="P27"/>
      <text:p text:style-name="P28"/>
      <text:p text:style-name="P29"/>
      <text:p text:style-name="P30">Москва,2019</text:p>
      <text:p text:style-name="P31"/>
      <text:p text:style-name="P32"/>
      <text:p text:style-name="P33"/>
      <text:h text:style-name="Заголовок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4">Оглавление</text:p>
          <text:p text:style-name="Contents1"><text:a xlink:href="#__RefHeading___Toc1657_3709866927" office:target-frame-name="_top" xlink:show="replace">1.Постановка задачи<text:tab/>3</text:a></text:p>
          <text:p text:style-name="Contents1"><text:a xlink:href="#__RefHeading___Toc1661_3709866927" office:target-frame-name="_top" xlink:show="replace">2.Диагностика Strace<text:tab/>3</text:a></text:p>
          <text:p text:style-name="Contents1"><text:a xlink:href="#__RefHeading___Toc1667_3709866927" office:target-frame-name="_top" xlink:show="replace">3.Вывод<text:tab/>15</text:a></text:p>
        </text:index-body>
      </text:table-of-content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p text:style-name="Textbody"/>
      <text:p text:style-name="Textbody"/>
      <text:p text:style-name="Textbody"/>
      <text:p text:style-name="Textbody"/>
      <text:h text:style-name="Заголовок1" text:outline-level="1"/>
      <text:p text:style-name="Textbody"/>
      <text:h text:style-name="Заголовок1" text:outline-level="1"/>
      <text:h text:style-name="Заголовок1" text:outline-level="1"><text:bookmark-start text:name="__RefHeading___Toc1657_3709866927"/>1.Постановка задачи<text:bookmark-end text:name="__RefHeading___Toc1657_3709866927"/></text:h>
      <text:p text:style-name="P35">В данной лабораторной работе нужно продемонстрировать умения работы с strace, а также протестировать все лабораторные работы с помощью strace.</text:p>
      <text:p text:style-name="P36"/>
      <text:p text:style-name="Textbody"/>
      <text:h text:style-name="Заголовок1" text:outline-level="1"><text:bookmark-start text:name="__RefHeading___Toc1661_3709866927"/><text:span text:style-name="T37">2</text:span><text:span text:style-name="T38">.</text:span>Диагностика<text:span text:style-name="T39"><text:s/>Strace</text:span><text:bookmark-end text:name="__RefHeading___Toc1661_3709866927"/></text:h>
      <text:p text:style-name="Textbody"><text:span text:style-name="T40">//<text:s/></text:span><text:span text:style-name="T41">Лр</text:span><text:span text:style-name="T42"><text:s/>2</text:span></text:p>
      <text:p text:style-name="Textbody"><text:span text:style-name="T43">artoy@artoy:~/Desktop/Labs/3 sem/OS/Lab2$ strace ./a.out</text:span><text:span text:style-name="T44"><text:line-break/></text:span><text:span text:style-name="T45">execve("./a.out", ["./a.out"], 0x7ffc2c245ec0 /* 70 vars */) = 0</text:span><text:span text:style-name="T46"><text:line-break/></text:span><text:span text:style-name="T47">brk(NULL) = 0x5566607c5000</text:span><text:span text:style-name="T48"><text:line-break/></text:span><text:span text:style-name="T49">access("/etc/ld.so.nohwcap", F_OK) = -1 ENOENT (No such file or directory)</text:span><text:span text:style-name="T50"><text:line-break/></text:span><text:span text:style-name="T51">access("/etc/ld.so.preload", R_OK) = -1 ENOENT (No such file or directory)</text:span><text:span text:style-name="T52"><text:line-break/></text:span><text:span text:style-name="T53">openat(AT_FDCWD, "/etc/ld.so.cache", O_RDONLY|O_CLOEXEC) = 3</text:span><text:span text:style-name="T54"><text:line-break/></text:span><text:span text:style-name="T55">fstat(3, {st_mode=S_IFREG|0644, st_size=89848, ...}) = 0</text:span><text:span text:style-name="T56"><text:line-break/></text:span><text:span text:style-name="T57">mmap(NULL, 89848, PROT_READ, MAP_PRIVATE, 3, 0) = 0x7f42f6c4e000</text:span><text:span text:style-name="T58"><text:line-break/></text:span><text:span text:style-name="T59">close(3) = 0</text:span><text:span text:style-name="T60"><text:line-break/></text:span><text:span text:style-name="T61">access("/etc/ld.so.nohwcap", F_OK) = -1 ENOENT (No such file or directory)</text:span><text:span text:style-name="T62"><text:line-break/></text:span><text:span text:style-name="T63">openat(AT_FDCWD, "/lib/x86_64-linux-gnu/</text:span><text:a xlink:href="https://vk.com/away.php?to=http%3A%2F%2Flibc.so&amp;cc_key=" office:target-frame-name="_blank" xlink:show="new"><text:span text:style-name="T64">libc.so</text:span></text:a><text:span text:style-name="T65">.6", O_RDONLY|O_CLOEXEC) = 3</text:span><text:span text:style-name="T66"><text:line-break/></text:span><text:span text:style-name="T67">read(3, "\177ELF\2\1\1\3\0\0\0\0\0\0\0\0\3\0&gt;\0\1\0\0\0\260\34\2\0\0\0\0\0"..., 832) = 832</text:span><text:span text:style-name="T68"><text:line-break/></text:span><text:span text:style-name="T69">fstat(3, {st_mode=S_IFREG|0755, st_size=2030544, ...}) = 0</text:span><text:span text:style-name="T70"><text:line-break/></text:span><text:span text:style-name="T71">mmap(NULL, 8192, PROT_READ|PROT_WRITE, MAP_PRIVATE|MAP_ANONYMOUS, -1, 0) = 0x7f42f6c4c000</text:span><text:span text:style-name="T72"><text:line-break/></text:span><text:span text:style-name="T73">mmap(NULL, 4131552, PROT_READ|PROT_EXEC, MAP_PRIVATE|MAP_DENYWRITE, 3, 0) = 0x7f42f664c000</text:span><text:span text:style-name="T74"><text:line-break/></text:span><text:span text:style-name="T75">mprotect(0x7f42f6833000, 2097152, PROT_NONE) = 0</text:span><text:span text:style-name="T76"><text:line-break/></text:span><text:span text:style-name="T77">mmap(0x7f42f6a33000, 24576, PROT_READ|PROT_WRITE, MAP_PRIVATE|MAP_FIXED|MAP_DENYWRITE, 3, 0x1e7000) = 0x7f42f6a33000</text:span><text:span text:style-name="T78"><text:line-break/></text:span><text:span text:style-name="T79">mmap(0x7f42f6a39000, 15072, PROT_READ|PROT_WRITE, MAP_PRIVATE|MAP_FIXED|MAP_ANONYMOUS, -1, 0) = 0x7f42f6a39000</text:span><text:span text:style-name="T80"><text:line-break/></text:span><text:span text:style-name="T81">close(3) = 0</text:span><text:span text:style-name="T82"><text:line-break/></text:span><text:span text:style-name="T83">arch_prctl(ARCH_SET_FS, 0x7f42f6c4d4c0) = 0</text:span><text:span text:style-name="T84"><text:line-break/></text:span><text:span text:style-name="T85">mprotect(0x7f42f6a33000, 16384, PROT_READ) = 0</text:span><text:span text:style-name="T86"><text:line-break/></text:span><text:span text:style-name="T87">mprotect(0x55665ebce000, 4096, PROT_READ) = 0</text:span><text:span text:style-name="T88"><text:line-break/></text:span><text:span text:style-name="T89">mprotect(0x7f42f6c64000, 4096, PROT_READ) = 0</text:span><text:span text:style-name="T90"><text:line-break/></text:span><text:span text:style-name="T91">munmap(0x7f42f6c4e000, 89848) = 0</text:span><text:span text:style-name="T92"><text:line-break/></text:span><text:span text:style-name="T93">brk(NULL) = 0x5566607c5000</text:span><text:span text:style-name="T94"><text:line-break/></text:span><text:span text:style-name="T95">brk(0x5566607e6000) = 0x5566607e6000</text:span><text:span text:style-name="T96"><text:line-break/></text:span><text:span text:style-name="T97">pipe([3, 6]) = 0</text:span><text:span text:style-name="T98"><text:line-break/></text:span><text:span text:style-name="T99">pipe([7, 8]) = 0</text:span><text:span text:style-name="T100"><text:line-break/></text:span><text:span text:style-name="T101">clone(child_stack=NULL, flags=CLONE_CHILD_CLEARTID|CLONE_CHILD_SETTID|SIGCHLD, child_tidptr=0x7f42f6c4d790) = 8785</text:span><text:span text:style-name="T102"><text:line-break/></text:span><text:span text:style-name="T103">close(6) = 0</text:span><text:span text:style-name="T104"><text:line-break/></text:span><text:span text:style-name="T105">close(8) = 0</text:span><text:span text:style-name="T106"><text:line-break/></text:span><text:span text:style-name="T107">dup2(3, 0) = 0</text:span><text:span text:style-name="T108"><text:line-break/></text:span><text:span text:style-name="T109">close(0) = 0</text:span><text:span text:style-name="T110"><text:line-break/></text:span><text:span text:style-name="T111">wait4(-1, myfile</text:span><text:span text:style-name="T112"><text:line-break/></text:span><text:span text:style-name="T113">qweuqwiewq uqwheqw</text:span><text:span text:style-name="T114"><text:line-break/></text:span><text:span text:style-name="T115">uwqheuqwhehwqhe qweiwq</text:span><text:span text:style-name="T116"><text:line-break/></text:span><text:span text:style-name="T117">qiwheiqe kqwjeiqwe</text:span><text:span text:style-name="T118"><text:line-break/></text:span><text:span text:style-name="T119">ieqwqwe</text:span><text:span text:style-name="T120"><text:line-break/></text:span><text:span text:style-name="T121">[{WIFEXITED(s) &amp;&amp; WEXITSTATUS(s) == 0}], 0, NULL) = 8785</text:span><text:span text:style-name="T122"><text:line-break/></text:span><text:span text:style-name="T123">-— SIGCHLD {si_signo=SIGCHLD, si_code=CLD_EXITED, si_pid=8785, si_uid=1000, si_status=0, si_utime=0, si_stime=0} —-</text:span><text:span text:style-name="T124"><text:line-break/></text:span><text:span text:style-name="T125">close(3) = 0</text:span><text:span text:style-name="T126"><text:line-break/></text:span><text:span text:style-name="T127">close(7) = 0</text:span><text:span text:style-name="T128"><text:line-break/></text:span><text:span text:style-name="T129">exit_group(0) = ?</text:span><text:span text:style-name="T130"><text:line-break/></text:span><text:span text:style-name="T131">+++ exited with 0 +++</text:span></text:p>
      <text:p text:style-name="P132"/>
      <text:p text:style-name="Standard"><text:span text:style-name="T133">//</text:span><text:span text:style-name="T134">Лр</text:span><text:span text:style-name="T135"><text:s/>3</text:span></text:p>
      <text:p text:style-name="P136">artoy@artoy:~/Desktop/Labs/3 sem/OS/Lab3$ strace ./a.out 2 &lt; t1.txt</text:p>
      <text:p text:style-name="P137">execve("./a.out", ["./a.out", "2"], 0x7ffc4c23e238 /* 70 vars */) = 0</text:p>
      <text:p text:style-name="P138">brk(NULL) <text:s text:c="30"/>= 0x56118287c000</text:p>
      <text:p text:style-name="P139">access("/etc/ld.so.nohwcap", F_OK) <text:s text:c="5"/>= -1 ENOENT (No such file or directory)</text:p>
      <text:p text:style-name="P140">access("/etc/ld.so.preload", R_OK) <text:s text:c="5"/>= -1 ENOENT (No such file or directory)</text:p>
      <text:p text:style-name="P141">openat(AT_FDCWD, "/etc/ld.so.cache", O_RDONLY|O_CLOEXEC) = 3</text:p>
      <text:p text:style-name="P142">fstat(3, {st_mode=S_IFREG|0644, st_size=89848, ...}) = 0</text:p>
      <text:p text:style-name="P143">mmap(NULL, 89848, PROT_READ, MAP_PRIVATE, 3, 0) = 0x7ffa1dec5000</text:p>
      <text:p text:style-name="P144">close(3) <text:s text:c="31"/>= 0</text:p>
      <text:p text:style-name="P145">access("/etc/ld.so.nohwcap", F_OK) <text:s text:c="5"/>= -1 ENOENT (No such file or directory)</text:p>
      <text:p text:style-name="P146">openat(AT_FDCWD, "/lib/x86_64-linux-gnu/libpthread.so.0", O_RDONLY|O_CLOEXEC) = 3</text:p>
      <text:p text:style-name="P147">read(3, "\177ELF\2\1\1\0\0\0\0\0\0\0\0\0\3\0&gt;\0\1\0\0\0000b\0\0\0\0\0\0"..., 832) = 832</text:p>
      <text:p text:style-name="P148">fstat(3, {st_mode=S_IFREG|0755, st_size=144976, ...}) = 0</text:p>
      <text:p text:style-name="P149">mmap(NULL, 8192, PROT_READ|PROT_WRITE, MAP_PRIVATE|MAP_ANONYMOUS, -1, 0) = 0x7ffa1dec3000</text:p>
      <text:p text:style-name="P150">mmap(NULL, 2221184, PROT_READ|PROT_EXEC, MAP_PRIVATE|MAP_DENYWRITE, 3, 0) = 0x7ffa1da95000</text:p>
      <text:p text:style-name="P151">mprotect(0x7ffa1daaf000, 2093056, PROT_NONE) = 0</text:p>
      <text:p text:style-name="P152">mmap(0x7ffa1dcae000, 8192, PROT_READ|PROT_WRITE, MAP_PRIVATE|MAP_FIXED|MAP_DENYWRITE, 3, 0x19000) = 0x7ffa1dcae000</text:p>
      <text:p text:style-name="P153">mmap(0x7ffa1dcb0000, 13440, PROT_READ|PROT_WRITE, MAP_PRIVATE|MAP_FIXED|MAP_ANONYMOUS, -1, 0) = 0x7ffa1dcb0000</text:p>
      <text:p text:style-name="P154">close(3) <text:s text:c="31"/>= 0</text:p>
      <text:p text:style-name="P155">access("/etc/ld.so.nohwcap", F_OK) <text:s text:c="5"/>= -1 ENOENT (No such file or directory)</text:p>
      <text:p text:style-name="P156">openat(AT_FDCWD, "/lib/x86_64-linux-gnu/libc.so.6", O_RDONLY|O_CLOEXEC) = 3</text:p>
      <text:p text:style-name="P157">read(3, "\177ELF\2\1\1\3\0\0\0\0\0\0\0\0\3\0&gt;\0\1\0\0\0\260\34\2\0\0\0\0\0"..., 832) = 832</text:p>
      <text:p text:style-name="P158">fstat(3, {st_mode=S_IFREG|0755, st_size=2030544, ...}) = 0</text:p>
      <text:p text:style-name="P159">mmap(NULL, 4131552, PROT_READ|PROT_EXEC, MAP_PRIVATE|MAP_DENYWRITE, 3, 0) = 0x7ffa1d6a4000</text:p>
      <text:p text:style-name="P160">mprotect(0x7ffa1d88b000, 2097152, PROT_NONE) = 0</text:p>
      <text:p text:style-name="P161">mmap(0x7ffa1da8b000, 24576, PROT_READ|PROT_WRITE, MAP_PRIVATE|MAP_FIXED|MAP_DENYWRITE, 3, 0x1e7000) = 0x7ffa1da8b000</text:p>
      <text:p text:style-name="P162">mmap(0x7ffa1da91000, 15072, PROT_READ|PROT_WRITE, MAP_PRIVATE|MAP_FIXED|MAP_ANONYMOUS, -1, 0) = 0x7ffa1da91000</text:p>
      <text:p text:style-name="P163">close(3) <text:s text:c="31"/>= 0</text:p>
      <text:p text:style-name="P164">mmap(NULL, 12288, PROT_READ|PROT_WRITE, MAP_PRIVATE|MAP_ANONYMOUS, -1, 0) = 0x7ffa1dec0000</text:p>
      <text:p text:style-name="P165">arch_prctl(ARCH_SET_FS, 0x7ffa1dec0740) = 0</text:p>
      <text:p text:style-name="P166">mprotect(0x7ffa1da8b000, 16384, PROT_READ) = 0</text:p>
      <text:p text:style-name="P167">mprotect(0x7ffa1dcae000, 4096, PROT_READ) = 0</text:p>
      <text:p text:style-name="P168">mprotect(0x561181b9d000, 4096, PROT_READ) = 0</text:p>
      <text:p text:style-name="P169">mprotect(0x7ffa1dedb000, 4096, PROT_READ) = 0</text:p>
      <text:p text:style-name="P170">munmap(0x7ffa1dec5000, 89848) <text:s text:c="10"/>= 0</text:p>
      <text:p text:style-name="P171">set_tid_address(0x7ffa1dec0a10) <text:s text:c="8"/>= 23712</text:p>
      <text:p text:style-name="P172">set_robust_list(0x7ffa1dec0a20, 24) <text:s text:c="4"/>= 0</text:p>
      <text:p text:style-name="P173">rt_sigaction(SIGRTMIN, {sa_handler=0x7ffa1da9acb0, sa_mask=[], sa_flags=SA_RESTORER|SA_SIGINFO, sa_restorer=0x7ffa1daa78a0}, NULL, 8) = 0</text:p>
      <text:p text:style-name="P174">rt_sigaction(SIGRT_1, {sa_handler=0x7ffa1da9ad50, sa_mask=[], sa_flags=SA_RESTORER|SA_RESTART|SA_SIGINFO, sa_restorer=0x7ffa1daa78a0}, NULL, 8) = 0</text:p>
      <text:p text:style-name="P175">rt_sigprocmask(SIG_UNBLOCK, [RTMIN RT_1], NULL, 8) = 0</text:p>
      <text:p text:style-name="P176">prlimit64(0, RLIMIT_STACK, NULL, {rlim_cur=8192*1024, rlim_max=RLIM64_INFINITY}) = 0</text:p>
      <text:p text:style-name="P177">fstat(0, {st_mode=S_IFREG|0664, st_size=181, ...}) = 0</text:p>
      <text:p text:style-name="P178">brk(NULL) <text:s text:c="30"/>= 0x56118287c000</text:p>
      <text:p text:style-name="P179">brk(0x56118289d000) <text:s text:c="20"/>= 0x56118289d000</text:p>
      <text:p text:style-name="P180">read(0, "1\n3 3\n7 7\n58 -86 42 -10 5 -92 -9"..., 4096) = 181</text:p>
      <text:p text:style-name="P181">mmap(NULL, 8392704, PROT_NONE, MAP_PRIVATE|MAP_ANONYMOUS|MAP_STACK, -1, 0) = 0x7ffa1cea3000</text:p>
      <text:p text:style-name="P182">mprotect(0x7ffa1cea4000, 8388608, PROT_READ|PROT_WRITE) = 0</text:p>
      <text:p text:style-name="P183">clone(child_stack=0x7ffa1d6a2fb0, flags=CLONE_VM|CLONE_FS|CLONE_FILES|CLONE_SIGHAND|CLONE_THREAD|CLONE_SYSVSEM|CLONE_SETTLS|CLONE_PARENT_SETTID|CLONE_CHILD_CLEARTID, parent_tidptr=0x7ffa1d6a39d0, tls=0x7ffa1d6a3700, child_tidptr=0x7ffa1d6a39d0) = 23713</text:p>
      <text:p text:style-name="P184">mmap(NULL, 8392704, PROT_NONE, MAP_PRIVATE|MAP_ANONYMOUS|MAP_STACK, -1, 0) = 0x7ffa1c6a2000</text:p>
      <text:p text:style-name="P185">mprotect(0x7ffa1c6a3000, 8388608, PROT_READ|PROT_WRITE) = 0</text:p>
      <text:p text:style-name="P186">clone(child_stack=0x7ffa1cea1fb0, flags=CLONE_VM|CLONE_FS|CLONE_FILES|CLONE_SIGHAND|CLONE_THREAD|CLONE_SYSVSEM|CLONE_SETTLS|CLONE_PARENT_SETTID|CLONE_CHILD_CLEARTID, parent_tidptr=0x7ffa1cea29d0, tls=0x7ffa1cea2700, child_tidptr=0x7ffa1cea29d0) = 23714</text:p>
      <text:p text:style-name="P187">futex(0x7ffa1cea29d0, FUTEX_WAIT, 23714, NULL) = -1 EAGAIN (Resource temporarily unavailable)</text:p>
      <text:p text:style-name="P188">clone(child_stack=0x7ffa1cea1fb0, flags=CLONE_VM|CLONE_FS|CLONE_FILES|CLONE_SIGHAND|CLONE_THREAD|CLONE_SYSVSEM|CLONE_SETTLS|CLONE_PARENT_SETTID|CLONE_CHILD_CLEARTID, parent_tidptr=0x7ffa1cea29d0, tls=0x7ffa1cea2700, child_tidptr=0x7ffa1cea29d0) = 23715</text:p>
      <text:p text:style-name="P189">clone(child_stack=0x7ffa1d6a2fb0, flags=CLONE_VM|CLONE_FS|CLONE_FILES|CLONE_SIGHAND|CLONE_THREAD|CLONE_SYSVSEM|CLONE_SETTLS|CLONE_PARENT_SETTID|CLONE_CHILD_CLEARTID, parent_tidptr=0x7ffa1d6a39d0, tls=0x7ffa1d6a3700, child_tidptr=0x7ffa1d6a39d0) = 23716</text:p>
      <text:p text:style-name="P190">clone(child_stack=0x7ffa1d6a2fb0, flags=CLONE_VM|CLONE_FS|CLONE_FILES|CLONE_SIGHAND|CLONE_THREAD|CLONE_SYSVSEM|CLONE_SETTLS|CLONE_PARENT_SETTID|CLONE_CHILD_CLEARTID, parent_tidptr=0x7ffa1d6a39d0, tls=0x7ffa1d6a3700, child_tidptr=0x7ffa1d6a39d0) = 23717</text:p>
      <text:p text:style-name="P191">clone(child_stack=0x7ffa1cea1fb0, flags=CLONE_VM|CLONE_FS|CLONE_FILES|CLONE_SIGHAND|CLONE_THREAD|CLONE_SYSVSEM|CLONE_SETTLS|CLONE_PARENT_SETTID|CLONE_CHILD_CLEARTID, parent_tidptr=0x7ffa1cea29d0, tls=0x7ffa1cea2700, child_tidptr=0x7ffa1cea29d0) = 23718</text:p>
      <text:p text:style-name="P192">clone(child_stack=0x7ffa1cea1fb0, flags=CLONE_VM|CLONE_FS|CLONE_FILES|CLONE_SIGHAND|CLONE_THREAD|CLONE_SYSVSEM|CLONE_SETTLS|CLONE_PARENT_SETTID|CLONE_CHILD_CLEARTID, parent_tidptr=0x7ffa1cea29d0, tls=0x7ffa1cea2700, child_tidptr=0x7ffa1cea29d0) = 23719</text:p>
      <text:p text:style-name="P193">clone(child_stack=0x7ffa1d6a2fb0, flags=CLONE_VM|CLONE_FS|CLONE_FILES|CLONE_SIGHAND|CLONE_THREAD|CLONE_SYSVSEM|CLONE_SETTLS|CLONE_PARENT_SETTID|CLONE_CHILD_CLEARTID, parent_tidptr=0x7ffa1d6a39d0, tls=0x7ffa1d6a3700, child_tidptr=0x7ffa1d6a39d0) = 23720</text:p>
      <text:p text:style-name="P194">clone(child_stack=0x7ffa1d6a2fb0, flags=CLONE_VM|CLONE_FS|CLONE_FILES|CLONE_SIGHAND|CLONE_THREAD|CLONE_SYSVSEM|CLONE_SETTLS|CLONE_PARENT_SETTID|CLONE_CHILD_CLEARTID, parent_tidptr=0x7ffa1d6a39d0, tls=0x7ffa1d6a3700, child_tidptr=0x7ffa1d6a39d0) = 23721</text:p>
      <text:p text:style-name="P195">clone(child_stack=0x7ffa1cea1fb0, flags=CLONE_VM|CLONE_FS|CLONE_FILES|CLONE_SIGHAND|CLONE_THREAD|CLONE_SYSVSEM|CLONE_SETTLS|CLONE_PARENT_SETTID|CLONE_CHILD_CLEARTID, parent_tidptr=0x7ffa1cea29d0, tls=0x7ffa1cea2700, child_tidptr=0x7ffa1cea29d0) = 23722</text:p>
      <text:p text:style-name="P196">clone(child_stack=0x7ffa1cea1fb0, flags=CLONE_VM|CLONE_FS|CLONE_FILES|CLONE_SIGHAND|CLONE_THREAD|CLONE_SYSVSEM|CLONE_SETTLS|CLONE_PARENT_SETTID|CLONE_CHILD_CLEARTID, parent_tidptr=0x7ffa1cea29d0, tls=0x7ffa1cea2700, child_tidptr=0x7ffa1cea29d0) = 23723</text:p>
      <text:p text:style-name="P197">clone(child_stack=0x7ffa1d6a2fb0, flags=CLONE_VM|CLONE_FS|CLONE_FILES|CLONE_SIGHAND|CLONE_THREAD|CLONE_SYSVSEM|CLONE_SETTLS|CLONE_PARENT_SETTID|CLONE_CHILD_CLEARTID, parent_tidptr=0x7ffa1d6a39d0, tls=0x7ffa1d6a3700, child_tidptr=0x7ffa1d6a39d0) = 23724</text:p>
      <text:p text:style-name="P198">clone(child_stack=0x7ffa1d6a2fb0, flags=CLONE_VM|CLONE_FS|CLONE_FILES|CLONE_SIGHAND|CLONE_THREAD|CLONE_SYSVSEM|CLONE_SETTLS|CLONE_PARENT_SETTID|CLONE_CHILD_CLEARTID, parent_tidptr=0x7ffa1d6a39d0, tls=0x7ffa1d6a3700, child_tidptr=0x7ffa1d6a39d0) = 23725</text:p>
      <text:p text:style-name="P199">clone(child_stack=0x7ffa1cea1fb0, flags=CLONE_VM|CLONE_FS|CLONE_FILES|CLONE_SIGHAND|CLONE_THREAD|CLONE_SYSVSEM|CLONE_SETTLS|CLONE_PARENT_SETTID|CLONE_CHILD_CLEARTID, parent_tidptr=0x7ffa1cea29d0, tls=0x7ffa1cea2700, child_tidptr=0x7ffa1cea29d0) = 23726</text:p>
      <text:p text:style-name="P200">clone(child_stack=0x7ffa1cea1fb0, flags=CLONE_VM|CLONE_FS|CLONE_FILES|CLONE_SIGHAND|CLONE_THREAD|CLONE_SYSVSEM|CLONE_SETTLS|CLONE_PARENT_SETTID|CLONE_CHILD_CLEARTID, parent_tidptr=0x7ffa1cea29d0, tls=0x7ffa1cea2700, child_tidptr=0x7ffa1cea29d0) = 23727</text:p>
      <text:p text:style-name="P201">clone(child_stack=0x7ffa1d6a2fb0, flags=CLONE_VM|CLONE_FS|CLONE_FILES|CLONE_SIGHAND|CLONE_THREAD|CLONE_SYSVSEM|CLONE_SETTLS|CLONE_PARENT_SETTID|CLONE_CHILD_CLEARTID, parent_tidptr=0x7ffa1d6a39d0, tls=0x7ffa1d6a3700, child_tidptr=0x7ffa1d6a39d0) = 23728</text:p>
      <text:p text:style-name="P202">clone(child_stack=0x7ffa1d6a2fb0, flags=CLONE_VM|CLONE_FS|CLONE_FILES|CLONE_SIGHAND|CLONE_THREAD|CLONE_SYSVSEM|CLONE_SETTLS|CLONE_PARENT_SETTID|CLONE_CHILD_CLEARTID, parent_tidptr=0x7ffa1d6a39d0, tls=0x7ffa1d6a3700, child_tidptr=0x7ffa1d6a39d0) = 23729</text:p>
      <text:p text:style-name="P203">clone(child_stack=0x7ffa1cea1fb0, flags=CLONE_VM|CLONE_FS|CLONE_FILES|CLONE_SIGHAND|CLONE_THREAD|CLONE_SYSVSEM|CLONE_SETTLS|CLONE_PARENT_SETTID|CLONE_CHILD_CLEARTID, parent_tidptr=0x7ffa1cea29d0, tls=0x7ffa1cea2700, child_tidptr=0x7ffa1cea29d0) = 23730</text:p>
      <text:p text:style-name="P204">clone(child_stack=0x7ffa1cea1fb0, flags=CLONE_VM|CLONE_FS|CLONE_FILES|CLONE_SIGHAND|CLONE_THREAD|CLONE_SYSVSEM|CLONE_SETTLS|CLONE_PARENT_SETTID|CLONE_CHILD_CLEARTID, parent_tidptr=0x7ffa1cea29d0, tls=0x7ffa1cea2700, child_tidptr=0x7ffa1cea29d0) = 23731</text:p>
      <text:p text:style-name="P205">clone(child_stack=0x7ffa1d6a2fb0, flags=CLONE_VM|CLONE_FS|CLONE_FILES|CLONE_SIGHAND|CLONE_THREAD|CLONE_SYSVSEM|CLONE_SETTLS|CLONE_PARENT_SETTID|CLONE_CHILD_CLEARTID, parent_tidptr=0x7ffa1d6a39d0, tls=0x7ffa1d6a3700, child_tidptr=0x7ffa1d6a39d0) = 23732</text:p>
      <text:p text:style-name="P206">clone(child_stack=0x7ffa1d6a2fb0, flags=CLONE_VM|CLONE_FS|CLONE_FILES|CLONE_SIGHAND|CLONE_THREAD|CLONE_SYSVSEM|CLONE_SETTLS|CLONE_PARENT_SETTID|CLONE_CHILD_CLEARTID, parent_tidptr=0x7ffa1d6a39d0, tls=0x7ffa1d6a3700, child_tidptr=0x7ffa1d6a39d0) = 23733</text:p>
      <text:p text:style-name="P207">clone(child_stack=0x7ffa1cea1fb0, flags=CLONE_VM|CLONE_FS|CLONE_FILES|CLONE_SIGHAND|CLONE_THREAD|CLONE_SYSVSEM|CLONE_SETTLS|CLONE_PARENT_SETTID|CLONE_CHILD_CLEARTID, parent_tidptr=0x7ffa1cea29d0, tls=0x7ffa1cea2700, child_tidptr=0x7ffa1cea29d0) = 23734</text:p>
      <text:p text:style-name="P208">clone(child_stack=0x7ffa1cea1fb0, flags=CLONE_VM|CLONE_FS|CLONE_FILES|CLONE_SIGHAND|CLONE_THREAD|CLONE_SYSVSEM|CLONE_SETTLS|CLONE_PARENT_SETTID|CLONE_CHILD_CLEARTID, parent_tidptr=0x7ffa1cea29d0, tls=0x7ffa1cea2700, child_tidptr=0x7ffa1cea29d0) = 23735</text:p>
      <text:p text:style-name="P209">clone(child_stack=0x7ffa1d6a2fb0, flags=CLONE_VM|CLONE_FS|CLONE_FILES|CLONE_SIGHAND|CLONE_THREAD|CLONE_SYSVSEM|CLONE_SETTLS|CLONE_PARENT_SETTID|CLONE_CHILD_CLEARTID, parent_tidptr=0x7ffa1d6a39d0, tls=0x7ffa1d6a3700, child_tidptr=0x7ffa1d6a39d0) = 23736</text:p>
      <text:p text:style-name="P210">clone(child_stack=0x7ffa1d6a2fb0, flags=CLONE_VM|CLONE_FS|CLONE_FILES|CLONE_SIGHAND|CLONE_THREAD|CLONE_SYSVSEM|CLONE_SETTLS|CLONE_PARENT_SETTID|CLONE_CHILD_CLEARTID, parent_tidptr=0x7ffa1d6a39d0, tls=0x7ffa1d6a3700, child_tidptr=0x7ffa1d6a39d0) = 23737</text:p>
      <text:p text:style-name="P211">clone(child_stack=0x7ffa1cea1fb0, flags=CLONE_VM|CLONE_FS|CLONE_FILES|CLONE_SIGHAND|CLONE_THREAD|CLONE_SYSVSEM|CLONE_SETTLS|CLONE_PARENT_SETTID|CLONE_CHILD_CLEARTID, parent_tidptr=0x7ffa1cea29d0, tls=0x7ffa1cea2700, child_tidptr=0x7ffa1cea29d0) = 23738</text:p>
      <text:p text:style-name="P212">clone(child_stack=0x7ffa1cea1fb0, flags=CLONE_VM|CLONE_FS|CLONE_FILES|CLONE_SIGHAND|CLONE_THREAD|CLONE_SYSVSEM|CLONE_SETTLS|CLONE_PARENT_SETTID|CLONE_CHILD_CLEARTID, parent_tidptr=0x7ffa1cea29d0, tls=0x7ffa1cea2700, child_tidptr=0x7ffa1cea29d0) = 23739</text:p>
      <text:p text:style-name="P213">clone(child_stack=0x7ffa1d6a2fb0, flags=CLONE_VM|CLONE_FS|CLONE_FILES|CLONE_SIGHAND|CLONE_THREAD|CLONE_SYSVSEM|CLONE_SETTLS|CLONE_PARENT_SETTID|CLONE_CHILD_CLEARTID, parent_tidptr=0x7ffa1d6a39d0, tls=0x7ffa1d6a3700, child_tidptr=0x7ffa1d6a39d0) = 23740</text:p>
      <text:p text:style-name="P214">clone(child_stack=0x7ffa1d6a2fb0, flags=CLONE_VM|CLONE_FS|CLONE_FILES|CLONE_SIGHAND|CLONE_THREAD|CLONE_SYSVSEM|CLONE_SETTLS|CLONE_PARENT_SETTID|CLONE_CHILD_CLEARTID, parent_tidptr=0x7ffa1d6a39d0, tls=0x7ffa1d6a3700, child_tidptr=0x7ffa1d6a39d0) = 23741</text:p>
      <text:p text:style-name="P215">clone(child_stack=0x7ffa1cea1fb0, flags=CLONE_VM|CLONE_FS|CLONE_FILES|CLONE_SIGHAND|CLONE_THREAD|CLONE_SYSVSEM|CLONE_SETTLS|CLONE_PARENT_SETTID|CLONE_CHILD_CLEARTID, parent_tidptr=0x7ffa1cea29d0, tls=0x7ffa1cea2700, child_tidptr=0x7ffa1cea29d0) = 23742</text:p>
      <text:p text:style-name="P216">clone(child_stack=0x7ffa1cea1fb0, flags=CLONE_VM|CLONE_FS|CLONE_FILES|CLONE_SIGHAND|CLONE_THREAD|CLONE_SYSVSEM|CLONE_SETTLS|CLONE_PARENT_SETTID|CLONE_CHILD_CLEARTID, parent_tidptr=0x7ffa1cea29d0, tls=0x7ffa1cea2700, child_tidptr=0x7ffa1cea29d0) = 23743</text:p>
      <text:p text:style-name="P217">clone(child_stack=0x7ffa1d6a2fb0, flags=CLONE_VM|CLONE_FS|CLONE_FILES|CLONE_SIGHAND|CLONE_THREAD|CLONE_SYSVSEM|CLONE_SETTLS|CLONE_PARENT_SETTID|CLONE_CHILD_CLEARTID, parent_tidptr=0x7ffa1d6a39d0, tls=0x7ffa1d6a3700, child_tidptr=0x7ffa1d6a39d0) = 23744</text:p>
      <text:p text:style-name="P218">clone(child_stack=0x7ffa1d6a2fb0, flags=CLONE_VM|CLONE_FS|CLONE_FILES|CLONE_SIGHAND|CLONE_THREAD|CLONE_SYSVSEM|CLONE_SETTLS|CLONE_PARENT_SETTID|CLONE_CHILD_CLEARTID, parent_tidptr=0x7ffa1d6a39d0, tls=0x7ffa1d6a3700, child_tidptr=0x7ffa1d6a39d0) = 23745</text:p>
      <text:p text:style-name="P219">clone(child_stack=0x7ffa1cea1fb0, flags=CLONE_VM|CLONE_FS|CLONE_FILES|CLONE_SIGHAND|CLONE_THREAD|CLONE_SYSVSEM|CLONE_SETTLS|CLONE_PARENT_SETTID|CLONE_CHILD_CLEARTID, parent_tidptr=0x7ffa1cea29d0, tls=0x7ffa1cea2700, child_tidptr=0x7ffa1cea29d0) = 23746</text:p>
      <text:p text:style-name="P220">clone(child_stack=0x7ffa1cea1fb0, flags=CLONE_VM|CLONE_FS|CLONE_FILES|CLONE_SIGHAND|CLONE_THREAD|CLONE_SYSVSEM|CLONE_SETTLS|CLONE_PARENT_SETTID|CLONE_CHILD_CLEARTID, parent_tidptr=0x7ffa1cea29d0, tls=0x7ffa1cea2700, child_tidptr=0x7ffa1cea29d0) = 23747</text:p>
      <text:p text:style-name="P221">clone(child_stack=0x7ffa1d6a2fb0, flags=CLONE_VM|CLONE_FS|CLONE_FILES|CLONE_SIGHAND|CLONE_THREAD|CLONE_SYSVSEM|CLONE_SETTLS|CLONE_PARENT_SETTID|CLONE_CHILD_CLEARTID, parent_tidptr=0x7ffa1d6a39d0, tls=0x7ffa1d6a3700, child_tidptr=0x7ffa1d6a39d0) = 23748</text:p>
      <text:p text:style-name="P222">clone(child_stack=0x7ffa1d6a2fb0, flags=CLONE_VM|CLONE_FS|CLONE_FILES|CLONE_SIGHAND|CLONE_THREAD|CLONE_SYSVSEM|CLONE_SETTLS|CLONE_PARENT_SETTID|CLONE_CHILD_CLEARTID, parent_tidptr=0x7ffa1d6a39d0, tls=0x7ffa1d6a3700, child_tidptr=0x7ffa1d6a39d0) = 23749</text:p>
      <text:p text:style-name="P223">clone(child_stack=0x7ffa1cea1fb0, flags=CLONE_VM|CLONE_FS|CLONE_FILES|CLONE_SIGHAND|CLONE_THREAD|CLONE_SYSVSEM|CLONE_SETTLS|CLONE_PARENT_SETTID|CLONE_CHILD_CLEARTID, parent_tidptr=0x7ffa1cea29d0, tls=0x7ffa1cea2700, child_tidptr=0x7ffa1cea29d0) = 23750</text:p>
      <text:p text:style-name="P224">clone(child_stack=0x7ffa1cea1fb0, flags=CLONE_VM|CLONE_FS|CLONE_FILES|CLONE_SIGHAND|CLONE_THREAD|CLONE_SYSVSEM|CLONE_SETTLS|CLONE_PARENT_SETTID|CLONE_CHILD_CLEARTID, parent_tidptr=0x7ffa1cea29d0, tls=0x7ffa1cea2700, child_tidptr=0x7ffa1cea29d0) = 23751</text:p>
      <text:p text:style-name="P225">clone(child_stack=0x7ffa1d6a2fb0, flags=CLONE_VM|CLONE_FS|CLONE_FILES|CLONE_SIGHAND|CLONE_THREAD|CLONE_SYSVSEM|CLONE_SETTLS|CLONE_PARENT_SETTID|CLONE_CHILD_CLEARTID, parent_tidptr=0x7ffa1d6a39d0, tls=0x7ffa1d6a3700, child_tidptr=0x7ffa1d6a39d0) = 23752</text:p>
      <text:p text:style-name="P226">clone(child_stack=0x7ffa1d6a2fb0, flags=CLONE_VM|CLONE_FS|CLONE_FILES|CLONE_SIGHAND|CLONE_THREAD|CLONE_SYSVSEM|CLONE_SETTLS|CLONE_PARENT_SETTID|CLONE_CHILD_CLEARTID, parent_tidptr=0x7ffa1d6a39d0, tls=0x7ffa1d6a3700, child_tidptr=0x7ffa1d6a39d0) = 23753</text:p>
      <text:p text:style-name="P227">clone(child_stack=0x7ffa1cea1fb0, flags=CLONE_VM|CLONE_FS|CLONE_FILES|CLONE_SIGHAND|CLONE_THREAD|CLONE_SYSVSEM|CLONE_SETTLS|CLONE_PARENT_SETTID|CLONE_CHILD_CLEARTID, parent_tidptr=0x7ffa1cea29d0, tls=0x7ffa1cea2700, child_tidptr=0x7ffa1cea29d0) = 23754</text:p>
      <text:p text:style-name="P228">clone(child_stack=0x7ffa1cea1fb0, flags=CLONE_VM|CLONE_FS|CLONE_FILES|CLONE_SIGHAND|CLONE_THREAD|CLONE_SYSVSEM|CLONE_SETTLS|CLONE_PARENT_SETTID|CLONE_CHILD_CLEARTID, parent_tidptr=0x7ffa1cea29d0, tls=0x7ffa1cea2700, child_tidptr=0x7ffa1cea29d0) = 23755</text:p>
      <text:p text:style-name="P229">clone(child_stack=0x7ffa1d6a2fb0, flags=CLONE_VM|CLONE_FS|CLONE_FILES|CLONE_SIGHAND|CLONE_THREAD|CLONE_SYSVSEM|CLONE_SETTLS|CLONE_PARENT_SETTID|CLONE_CHILD_CLEARTID, parent_tidptr=0x7ffa1d6a39d0, tls=0x7ffa1d6a3700, child_tidptr=0x7ffa1d6a39d0) = 23756</text:p>
      <text:p text:style-name="P230">clone(child_stack=0x7ffa1d6a2fb0, flags=CLONE_VM|CLONE_FS|CLONE_FILES|CLONE_SIGHAND|CLONE_THREAD|CLONE_SYSVSEM|CLONE_SETTLS|CLONE_PARENT_SETTID|CLONE_CHILD_CLEARTID, parent_tidptr=0x7ffa1d6a39d0, tls=0x7ffa1d6a3700, child_tidptr=0x7ffa1d6a39d0) = 23757</text:p>
      <text:p text:style-name="P231">clone(child_stack=0x7ffa1cea1fb0, flags=CLONE_VM|CLONE_FS|CLONE_FILES|CLONE_SIGHAND|CLONE_THREAD|CLONE_SYSVSEM|CLONE_SETTLS|CLONE_PARENT_SETTID|CLONE_CHILD_CLEARTID, parent_tidptr=0x7ffa1cea29d0, tls=0x7ffa1cea2700, child_tidptr=0x7ffa1cea29d0) = 23758</text:p>
      <text:p text:style-name="P232">clone(child_stack=0x7ffa1cea1fb0, flags=CLONE_VM|CLONE_FS|CLONE_FILES|CLONE_SIGHAND|CLONE_THREAD|CLONE_SYSVSEM|CLONE_SETTLS|CLONE_PARENT_SETTID|CLONE_CHILD_CLEARTID, parent_tidptr=0x7ffa1cea29d0, tls=0x7ffa1cea2700, child_tidptr=0x7ffa1cea29d0) = 23759</text:p>
      <text:p text:style-name="P233">clone(child_stack=0x7ffa1d6a2fb0, flags=CLONE_VM|CLONE_FS|CLONE_FILES|CLONE_SIGHAND|CLONE_THREAD|CLONE_SYSVSEM|CLONE_SETTLS|CLONE_PARENT_SETTID|CLONE_CHILD_CLEARTID, parent_tidptr=0x7ffa1d6a39d0, tls=0x7ffa1d6a3700, child_tidptr=0x7ffa1d6a39d0) = 23760</text:p>
      <text:p text:style-name="P234">clone(child_stack=0x7ffa1d6a2fb0, flags=CLONE_VM|CLONE_FS|CLONE_FILES|CLONE_SIGHAND|CLONE_THREAD|CLONE_SYSVSEM|CLONE_SETTLS|CLONE_PARENT_SETTID|CLONE_CHILD_CLEARTID, parent_tidptr=0x7ffa1d6a39d0, tls=0x7ffa1d6a3700, child_tidptr=0x7ffa1d6a39d0) = 23761</text:p>
      <text:p text:style-name="P235">fstat(1, {st_mode=S_IFCHR|0620, st_rdev=makedev(136, 0), ...}) = 0</text:p>
      <text:p text:style-name="P236">write(1, "Number of threads: 2\n", 21Number of threads: 2</text:p>
      <text:p text:style-name="P237">) <text:s/>= 21</text:p>
      <text:p text:style-name="P238">write(1, "Number of filter: 1\n", 20Number of filter: 1</text:p>
      <text:p text:style-name="P239">) <text:s text:c="2"/>= 20</text:p>
      <text:p text:style-name="P240">write(1, "window width: 3\n", 16window width: 3</text:p>
      <text:p text:style-name="P241">) <text:s text:c="6"/>= 16</text:p>
      <text:p text:style-name="P242">write(1, "window height: 3\n", 17window height: 3</text:p>
      <text:p text:style-name="P243">) <text:s text:c="5"/>= 17</text:p>
      <text:p text:style-name="P244">write(1, "width: 7\n", 9width: 7</text:p>
      <text:p text:style-name="P245">) <text:s text:c="14"/>= 9</text:p>
      <text:p text:style-name="P246">write(1, "height: 7\n", 10height: 7</text:p>
      <text:p text:style-name="P247">) <text:s text:c="12"/>= 10</text:p>
      <text:p text:style-name="P248">write(1, "\n", 1</text:p>
      <text:p text:style-name="P249">) <text:s text:c="22"/>= 1</text:p>
      <text:p text:style-name="P250">write(1, "Result matrix:\n", 15Result matrix:</text:p>
      <text:p text:style-name="P251">) <text:s text:c="7"/>= 15</text:p>
      <text:p text:style-name="P252">write(1, " <text:s text:c="3"/>0 <text:s text:c="4"/>0 <text:s text:c="2"/>-14 <text:s text:c="3"/>65 <text:s text:c="2"/>-36 <text:s text:c="2"/>"..., 42 <text:s text:c="3"/>0 <text:s text:c="4"/>0 <text:s text:c="2"/>-14 <text:s text:c="3"/>65 <text:s text:c="2"/>-36 <text:s text:c="3"/>37 <text:s text:c="2"/>-11</text:p>
      <text:p text:style-name="P253">) = 42</text:p>
      <text:p text:style-name="P254">write(1, " <text:s text:c="3"/>0 <text:s text:c="3"/>-3 <text:s text:c="2"/>-82 <text:s text:c="3"/>42 <text:s text:c="2"/>-10 <text:s text:c="2"/>"..., 42 <text:s text:c="3"/>0 <text:s text:c="3"/>-3 <text:s text:c="2"/>-82 <text:s text:c="3"/>42 <text:s text:c="2"/>-10 <text:s text:c="4"/>5 <text:s text:c="3"/>-3</text:p>
      <text:p text:style-name="P255">) = 42</text:p>
      <text:p text:style-name="P256">write(1, " <text:s/>-26 <text:s text:c="2"/>-20 <text:s text:c="2"/>-19 <text:s text:c="3"/>58 <text:s text:c="4"/>1 <text:s text:c="2"/>"..., 42 <text:s/>-26 <text:s text:c="2"/>-20 <text:s text:c="2"/>-19 <text:s text:c="3"/>58 <text:s text:c="4"/>1 <text:s text:c="2"/>-50 <text:s text:c="3"/>53</text:p>
      <text:p text:style-name="P257">) = 42</text:p>
      <text:p text:style-name="P258">write(1, " <text:s text:c="3"/>8 <text:s text:c="3"/>-3 <text:s text:c="2"/>-82 <text:s text:c="2"/>-44 <text:s text:c="3"/>30 <text:s text:c="2"/>"..., 42 <text:s text:c="3"/>8 <text:s text:c="3"/>-3 <text:s text:c="2"/>-82 <text:s text:c="2"/>-44 <text:s text:c="3"/>30 <text:s text:c="2"/>-50 <text:s text:c="3"/>34</text:p>
      <text:p text:style-name="P259">) = 42</text:p>
      <text:p text:style-name="P260">write(1, " <text:s text:c="2"/>41 <text:s text:c="3"/>47 <text:s text:c="2"/>-65 <text:s text:c="2"/>-44 <text:s text:c="3"/>51 <text:s text:c="2"/>"..., 42 <text:s text:c="2"/>41 <text:s text:c="3"/>47 <text:s text:c="2"/>-65 <text:s text:c="2"/>-44 <text:s text:c="3"/>51 <text:s text:c="2"/>-50 <text:s text:c="3"/>37</text:p>
      <text:p text:style-name="P261">) = 42</text:p>
      <text:p text:style-name="P262">write(1, " <text:s text:c="2"/>16 <text:s text:c="3"/>47 <text:s text:c="2"/>-65 <text:s text:c="2"/>-44 <text:s text:c="3"/>30 <text:s text:c="2"/>"..., 42 <text:s text:c="2"/>16 <text:s text:c="3"/>47 <text:s text:c="2"/>-65 <text:s text:c="2"/>-44 <text:s text:c="3"/>30 <text:s text:c="3"/>-3 <text:s text:c="4"/>3</text:p>
      <text:p text:style-name="P263">) = 42</text:p>
      <text:p text:style-name="P264">write(1, " <text:s text:c="3"/>1 <text:s text:c="4"/>1 <text:s text:c="2"/>-29 <text:s text:c="3"/>-4 <text:s text:c="3"/>42 <text:s text:c="2"/>"..., 42 <text:s text:c="3"/>1 <text:s text:c="4"/>1 <text:s text:c="2"/>-29 <text:s text:c="3"/>-4 <text:s text:c="3"/>42 <text:s text:c="2"/>-17 <text:s text:c="3"/>-1</text:p>
      <text:p text:style-name="P265">) = 42</text:p>
      <text:p text:style-name="P266">lseek(0, -1, SEEK_CUR) <text:s text:c="17"/>= 180</text:p>
      <text:p text:style-name="P267">exit_group(0) <text:s text:c="26"/>= ?</text:p>
      <text:p text:style-name="P268">+++ exited with 0 +++</text:p>
      <text:p text:style-name="Standard"><text:span text:style-name="T269">//</text:span><text:span text:style-name="T270">Лр</text:span><text:span text:style-name="T271"><text:s/>4</text:span></text:p>
      <text:p text:style-name="Standard"><text:span text:style-name="T272">artoy@artoy:~/Desktop/Labs/3 sem/OS/Lab4$ strace ./lab4 file1</text:span><text:span text:style-name="T273"><text:line-break/></text:span><text:span text:style-name="T274">execve("./lab4", ["./lab4", "file1"], 0x7ffd905e1a38 /* 70 vars */) = 0</text:span><text:span text:style-name="T275"><text:line-break/></text:span><text:span text:style-name="T276">brk(NULL) = 0x5560951c2000</text:span><text:span text:style-name="T277"><text:line-break/></text:span><text:span text:style-name="T278">access("/etc/ld.so.nohwcap", F_OK) = -1 ENOENT (No such file or directory)</text:span><text:span text:style-name="T279"><text:line-break/></text:span><text:span text:style-name="T280">access("/etc/ld.so.preload", R_OK) = -1 ENOENT (No such file or directory)</text:span><text:span text:style-name="T281"><text:line-break/></text:span><text:span text:style-name="T282">openat(AT_FDCWD, "/etc/ld.so.cache", O_RDONLY|O_CLOEXEC) = 3</text:span><text:span text:style-name="T283"><text:line-break/></text:span><text:span text:style-name="T284">fstat(3, {st_mode=S_IFREG|0644, st_size=89848, ...}) = 0</text:span><text:span text:style-name="T285"><text:line-break/></text:span><text:span text:style-name="T286">mmap(NULL, 89848, PROT_READ, MAP_PRIVATE, 3, 0) = 0x7f0555104000</text:span><text:span text:style-name="T287"><text:line-break/></text:span><text:span text:style-name="T288">close(3) = 0</text:span><text:span text:style-name="T289"><text:line-break/></text:span><text:span text:style-name="T290">access("/etc/ld.so.nohwcap", F_OK) = -1 ENOENT (No such file or directory)</text:span><text:span text:style-name="T291"><text:line-break/></text:span><text:span text:style-name="T292">openat(AT_FDCWD, "/lib/x86_64-linux-gnu/</text:span><text:a xlink:href="https://vk.com/away.php?utf=1&amp;to=http%3A%2F%2Flibc.so" office:target-frame-name="_blank" xlink:show="new"><text:span text:style-name="T293">libc.so</text:span></text:a><text:span text:style-name="T294">.6", O_RDONLY|O_CLOEXEC) = 3</text:span><text:span text:style-name="T295"><text:line-break/></text:span><text:span text:style-name="T296">read(3, "\177ELF\2\1\1\3\0\0\0\0\0\0\0\0\3\0&gt;\0\1\0\0\0\260\34\2\0\0\0\0\0"..., 832) = 832</text:span><text:span text:style-name="T297"><text:line-break/></text:span><text:span text:style-name="T298">fstat(3, {st_mode=S_IFREG|0755, st_size=2030544, ...}) = 0</text:span><text:span text:style-name="T299"><text:line-break/></text:span><text:span text:style-name="T300">mmap(NULL, 8192, PROT_READ|PROT_WRITE, MAP_PRIVATE|MAP_ANONYMOUS, -1, 0) = 0x7f0555102000</text:span><text:span text:style-name="T301"><text:line-break/></text:span><text:span text:style-name="T302">mmap(NULL, 4131552, PROT_READ|PROT_EXEC, MAP_PRIVATE|MAP_DENYWRITE, 3, 0) = 0x7f0554b02000</text:span><text:span text:style-name="T303"><text:line-break/></text:span><text:span text:style-name="T304">mprotect(0x7f0554ce9000, 2097152, PROT_NONE) = 0</text:span><text:span text:style-name="T305"><text:line-break/></text:span><text:span text:style-name="T306">mmap(0x7f0554ee9000, 24576, PROT_READ|PROT_WRITE, MAP_PRIVATE|MAP_FIXED|MAP_DENYWRITE, 3, 0x1e7000) = 0x7f0554ee9000</text:span><text:span text:style-name="T307"><text:line-break/></text:span><text:span text:style-name="T308">mmap(0x7f0554eef000, 15072, PROT_READ|PROT_WRITE, MAP_PRIVATE|MAP_FIXED|MAP_ANONYMOUS, -1, 0) = 0x7f0554eef000</text:span><text:span text:style-name="T309"><text:line-break/></text:span><text:span text:style-name="T310">close(3) = 0</text:span><text:span text:style-name="T311"><text:line-break/></text:span><text:span text:style-name="T312">arch_prctl(ARCH_SET_FS, 0x7f05551034c0) = 0</text:span><text:span text:style-name="T313"><text:line-break/></text:span><text:span text:style-name="T314">mprotect(0x7f0554ee9000, 16384, PROT_READ) = 0</text:span><text:span text:style-name="T315"><text:line-break/></text:span><text:span text:style-name="T316">mprotect(0x5560940e6000, 4096, PROT_READ) = 0</text:span><text:span text:style-name="T317"><text:line-break/></text:span><text:span text:style-name="T318">mprotect(0x7f055511a000, 4096, PROT_READ) = 0</text:span><text:span text:style-name="T319"><text:line-break/></text:span><text:span text:style-name="T320">munmap(0x7f0555104000, 89848) = 0</text:span><text:span text:style-name="T321"><text:line-break/></text:span><text:span text:style-name="T322">brk(NULL) = 0x5560951c2000</text:span><text:span text:style-name="T323"><text:line-break/></text:span><text:span text:style-name="T324">brk(0x5560951e3000) = 0x5560951e3000</text:span><text:span text:style-name="T325"><text:line-break/></text:span><text:span text:style-name="T326">fstat(0, {st_mode=S_IFCHR|0620, st_rdev=makedev(136, 1), ...}) = 0</text:span><text:span text:style-name="T327"><text:line-break/></text:span><text:span text:style-name="T328">read(0, uwerq</text:span><text:span text:style-name="T329"><text:line-break/></text:span><text:span text:style-name="T330">"uwerq \n", 1024) = 9</text:span><text:span text:style-name="T331"><text:line-break/></text:span><text:span text:style-name="T332">read(0, ekfqwfq fqwhf</text:span><text:span text:style-name="T333"><text:line-break/></text:span><text:span text:style-name="T334">"ekfqwfq fqwhf\n", 1024) = 16</text:span><text:span text:style-name="T335"><text:line-break/></text:span><text:span text:style-name="T336">read(0, fqjwnfjn</text:span><text:span text:style-name="T337"><text:line-break/></text:span><text:span text:style-name="T338">"fqjwnfjn \n", 1024) = 10</text:span><text:span text:style-name="T339"><text:line-break/></text:span><text:span text:style-name="T340">read(0, qkwnfqw</text:span><text:span text:style-name="T341"><text:line-break/></text:span><text:span text:style-name="T342">" qkwnfqw\n", 1024) = 11</text:span><text:span text:style-name="T343"><text:line-break/></text:span><text:span text:style-name="T344">read(0, wq fqwifqi</text:span><text:span text:style-name="T345"><text:line-break/></text:span><text:span text:style-name="T346">"wq fqwifqi \n", 1024) = 13</text:span><text:span text:style-name="T347"><text:line-break/></text:span><text:span text:style-name="T348">read(0, "", 1024) = 0</text:span><text:span text:style-name="T349"><text:line-break/></text:span><text:span text:style-name="T350">execve("child", ["uwerq \nekfqwfq fqwhf\nfqjwnfj"..., "file1"], 0x7fff32f7b510 /* 70 vars */) = 0</text:span><text:span text:style-name="T351"><text:line-break/></text:span><text:span text:style-name="T352">brk(NULL) = 0x5557c27e5000</text:span><text:span text:style-name="T353"><text:line-break/></text:span><text:span text:style-name="T354">access("/etc/ld.so.nohwcap", F_OK) = -1 ENOENT (No such file or directory)</text:span><text:span text:style-name="T355"><text:line-break/></text:span><text:span text:style-name="T356">access("/etc/ld.so.preload", R_OK) = -1 ENOENT (No such file or directory)</text:span><text:span text:style-name="T357"><text:line-break/></text:span><text:span text:style-name="T358">openat(AT_FDCWD, "/etc/ld.so.cache", O_RDONLY|O_CLOEXEC) = 3</text:span><text:span text:style-name="T359"><text:line-break/></text:span><text:span text:style-name="T360">fstat(3, {st_mode=S_IFREG|0644, st_size=89848, ...}) = 0</text:span><text:span text:style-name="T361"><text:line-break/></text:span><text:span text:style-name="T362">mmap(NULL, 89848, PROT_READ, MAP_PRIVATE, 3, 0) = 0x7f4f5e0dd000</text:span><text:span text:style-name="T363"><text:line-break/></text:span><text:span text:style-name="T364">close(3) = 0</text:span><text:span text:style-name="T365"><text:line-break/></text:span><text:span text:style-name="T366">access("/etc/ld.so.nohwcap", F_OK) = -1 ENOENT (No such file or directory)</text:span><text:span text:style-name="T367"><text:line-break/></text:span><text:span text:style-name="T368">openat(AT_FDCWD, "/lib/x86_64-linux-gnu/</text:span><text:a xlink:href="https://vk.com/away.php?utf=1&amp;to=http%3A%2F%2Flibc.so" office:target-frame-name="_blank" xlink:show="new"><text:span text:style-name="T369">libc.so</text:span></text:a><text:span text:style-name="T370">.6", O_RDONLY|O_CLOEXEC) = 3</text:span><text:span text:style-name="T371"><text:line-break/></text:span><text:span text:style-name="T372">read(3, "\177ELF\2\1\1\3\0\0\0\0\0\0\0\0\3\0&gt;\0\1\0\0\0\260\34\2\0\0\0\0\0"..., 832) = 832</text:span><text:span text:style-name="T373"><text:line-break/></text:span><text:span text:style-name="T374">fstat(3, {st_mode=S_IFREG|0755, st_size=2030544, ...}) = 0</text:span><text:span text:style-name="T375"><text:line-break/></text:span><text:span text:style-name="T376">mmap(NULL, 8192, PROT_READ|PROT_WRITE, MAP_PRIVATE|MAP_ANONYMOUS, -1, 0) = 0x7f4f5e0db000</text:span><text:span text:style-name="T377"><text:line-break/></text:span><text:span text:style-name="T378">mmap(NULL, 4131552, PROT_READ|PROT_EXEC, MAP_PRIVATE|MAP_DENYWRITE, 3, 0) = 0x7f4f5dadb000</text:span><text:span text:style-name="T379"><text:line-break/></text:span><text:span text:style-name="T380">mprotect(0x7f4f5dcc2000, 2097152, PROT_NONE) = 0</text:span><text:span text:style-name="T381"><text:line-break/></text:span><text:span text:style-name="T382">mmap(0x7f4f5dec2000, 24576, PROT_READ|PROT_WRITE, MAP_PRIVATE|MAP_FIXED|MAP_DENYWRITE, 3, 0x1e7000) = 0x7f4f5dec2000</text:span><text:span text:style-name="T383"><text:line-break/></text:span><text:span text:style-name="T384">mmap(0x7f4f5dec8000, 15072, PROT_READ|PROT_WRITE, MAP_PRIVATE|MAP_FIXED|MAP_ANONYMOUS, -1, 0) = 0x7f4f5dec8000</text:span><text:span text:style-name="T385"><text:line-break/></text:span><text:span text:style-name="T386">close(3) = 0</text:span><text:span text:style-name="T387"><text:line-break/></text:span><text:span text:style-name="T388">arch_prctl(ARCH_SET_FS, 0x7f4f5e0dc4c0) = 0</text:span><text:span text:style-name="T389"><text:line-break/></text:span><text:span text:style-name="T390">mprotect(0x7f4f5dec2000, 16384, PROT_READ) = 0</text:span><text:span text:style-name="T391"><text:line-break/></text:span><text:span text:style-name="T392">mprotect(0x5557c200b000, 4096, PROT_READ) = 0</text:span><text:span text:style-name="T393"><text:line-break/></text:span><text:span text:style-name="T394">mprotect(0x7f4f5e0f3000, 4096, PROT_READ) = 0</text:span><text:span text:style-name="T395"><text:line-break/></text:span><text:span text:style-name="T396">munmap(0x7f4f5e0dd000, 89848) = 0</text:span><text:span text:style-name="T397"><text:line-break/></text:span><text:span text:style-name="T398">brk(NULL) = 0x5557c27e5000</text:span><text:span text:style-name="T399"><text:line-break/></text:span><text:span text:style-name="T400">brk(0x5557c2806000) = 0x5557c2806000</text:span><text:span text:style-name="T401"><text:line-break/></text:span><text:span text:style-name="T402">openat(AT_FDCWD, "file1", O_RDWR|O_CREAT|O_TRUNC, 0666) = 3</text:span><text:span text:style-name="T403"><text:line-break/></text:span><text:span text:style-name="T404">lseek(3, 52, SEEK_SET) = 52</text:span><text:span text:style-name="T405"><text:line-break/></text:span><text:span text:style-name="T406">write(3, "\0", 1) = 1</text:span><text:span text:style-name="T407"><text:line-break/></text:span><text:span text:style-name="T408">mmap(NULL, 52, PROT_READ|PROT_WRITE, MAP_SHARED, 3, 0) = 0x7f4f5e0f2000</text:span><text:span text:style-name="T409"><text:line-break/></text:span><text:span text:style-name="T410">exit_group(0) = ?</text:span><text:span text:style-name="T411"><text:line-break/></text:span><text:span text:style-name="T412">+++ exited with 0 +++</text:span></text:p>
      <text:p text:style-name="Standard"><text:span text:style-name="T413">/</text:span><text:span text:style-name="T414">/</text:span><text:span text:style-name="T415">Лр</text:span><text:span text:style-name="T416">5</text:span></text:p>
      <text:p text:style-name="P417"><text:span text:style-name="T418">artoy@artoy:~/Desktop/Labs/3 sem/OS/Lab5$ strace ./dnm</text:span><text:span text:style-name="T419"><text:line-break/>execve("./dnm", ["./dnm"], 0x7ffe36d06ac0 /* 70 vars */) = 0</text:span><text:span text:style-name="T420"><text:line-break/>brk(NULL) = 0x55963cc81000</text:span><text:span text:style-name="T421"><text:line-break/>access("/etc/ld.so.nohwcap", F_OK) = -1 ENOENT (No such file or directory)</text:span><text:span text:style-name="T422"><text:line-break/>access("/etc/ld.so.preload", R_OK) = -1 ENOENT (No such file or directory)</text:span><text:span text:style-name="T423"><text:line-break/>openat(AT_FDCWD, "/etc/ld.so.cache", O_RDONLY|O_CLOEXEC) = 3</text:span><text:span text:style-name="T424"><text:line-break/>fstat(3, {st_mode=S_IFREG|0644, st_size=89848, ...}) = 0</text:span><text:span text:style-name="T425"><text:line-break/>mmap(NULL, 89848, PROT_READ, MAP_PRIVATE, 3, 0) = 0x7f942b85d000</text:span><text:span text:style-name="T426"><text:line-break/>close(3) = 0</text:span><text:span text:style-name="T427"><text:line-break/>access("/etc/ld.so.nohwcap", F_OK) = -1 ENOENT (No such file or directory)</text:span><text:span text:style-name="T428"><text:line-break/>openat(AT_FDCWD, "/lib/x86_64-linux-gnu/</text:span><text:a xlink:href="https://vk.com/away.php?utf=1&amp;to=http%3A%2F%2Flibdl.so" office:target-frame-name="_blank" xlink:show="new"><text:span text:style-name="T429">libdl.so</text:span></text:a><text:span text:style-name="T430">.2", O_RDONLY|O_CLOEXEC) = 3</text:span><text:span text:style-name="T431"><text:line-break/>read(3, "\177ELF\2\1\1\0\0\0\0\0\0\0\0\0\3\0&gt;\0\1\0\0\0P\16\0\0\0\0\0\0"..., 832) = 832</text:span><text:span text:style-name="T432"><text:line-break/>fstat(3, {st_mode=S_IFREG|0644, st_size=14560, ...}) = 0</text:span><text:span text:style-name="T433"><text:line-break/>mmap(NULL, 8192, PROT_READ|PROT_WRITE, MAP_PRIVATE|MAP_ANONYMOUS, -1, 0) = 0x7f942b85b000</text:span><text:span text:style-name="T434"><text:line-break/>mmap(NULL, 2109712, PROT_READ|PROT_EXEC, MAP_PRIVATE|MAP_DENYWRITE, 3, 0) = 0x7f942b448000</text:span><text:span text:style-name="T435"><text:line-break/>mprotect(0x7f942b44b000, 2093056, PROT_NONE) = 0</text:span><text:span text:style-name="T436"><text:line-break/>mmap(0x7f942b64a000, 8192, PROT_READ|PROT_WRITE, MAP_PRIVATE|MAP_FIXED|MAP_DENYWRITE, 3, 0x2000) = 0x7f942b64a000</text:span><text:span text:style-name="T437"><text:line-break/>close(3) = 0</text:span><text:span text:style-name="T438"><text:line-break/>access("/etc/ld.so.nohwcap", F_OK) = -1 ENOENT (No such file or directory)</text:span><text:span text:style-name="T439"><text:line-break/>openat(AT_FDCWD, "/lib/x86_64-linux-gnu/</text:span><text:a xlink:href="https://vk.com/away.php?utf=1&amp;to=http%3A%2F%2Flibc.so" office:target-frame-name="_blank" xlink:show="new"><text:span text:style-name="T440">libc.so</text:span></text:a><text:span text:style-name="T441">.6", O_RDONLY|O_CLOEXEC) = 3</text:span><text:span text:style-name="T442"><text:line-break/>read(3, "\177ELF\2\1\1\3\0\0\0\0\0\0\0\0\3\0&gt;\0\1\0\0\0\260\34\2\0\0\0\0\0"..., 832) = 832</text:span><text:span text:style-name="T443"><text:line-break/>fstat(3, {st_mode=S_IFREG|0755, st_size=2030544, ...}) = 0</text:span><text:span text:style-name="T444"><text:line-break/>mmap(NULL, 4131552, PROT_READ|PROT_EXEC, MAP_PRIVATE|MAP_DENYWRITE, 3, 0) = 0x7f942b057000</text:span><text:span text:style-name="T445"><text:line-break/>mprotect(0x7f942b23e000, 2097152, PROT_NONE) = 0</text:span><text:span text:style-name="T446"><text:line-break/>mmap(0x7f942b43e000, 24576, PROT_READ|PROT_WRITE, MAP_PRIVATE|MAP_FIXED|MAP_DENYWRITE, 3, 0x1e7000) = 0x7f942b43e000</text:span><text:span text:style-name="T447"><text:line-break/>mmap(0x7f942b444000, 15072, PROT_READ|PROT_WRITE, MAP_PRIVATE|MAP_FIXED|MAP_ANONYMOUS, -1, 0) = 0x7f942b444000</text:span><text:span text:style-name="T448"><text:line-break/>close(3) = 0</text:span><text:span text:style-name="T449"><text:line-break/>mmap(NULL, 12288, PROT_READ|PROT_WRITE, MAP_PRIVATE|MAP_ANONYMOUS, -1, 0) = 0x7f942b858000</text:span><text:span text:style-name="T450"><text:line-break/>arch_prctl(ARCH_SET_FS, 0x7f942b858740) = 0</text:span><text:span text:style-name="T451"><text:line-break/>mprotect(0x7f942b43e000, 16384, PROT_READ) = 0</text:span><text:span text:style-name="T452"><text:line-break/>mprotect(0x7f942b64a000, 4096, PROT_READ) = 0</text:span><text:span text:style-name="T453"><text:line-break/>mprotect(0x55963bd48000, 4096, PROT_READ) = 0</text:span><text:span text:style-name="T454"><text:line-break/>mprotect(0x7f942b873000, 4096, PROT_READ) = 0</text:span><text:span text:style-name="T455"><text:line-break/>munmap(0x7f942b85d000, 89848) = 0</text:span><text:span text:style-name="T456"><text:line-break/>brk(NULL) = 0x55963cc81000</text:span><text:span text:style-name="T457"><text:line-break/>brk(0x55963cca2000) = 0x55963cca2000</text:span><text:span text:style-name="T458"><text:line-break/>openat(AT_FDCWD, "./</text:span><text:a xlink:href="https://vk.com/away.php?utf=1&amp;to=http%3A%2F%2FlibBST.so" office:target-frame-name="_blank" xlink:show="new"><text:span text:style-name="T459">libBST.so</text:span></text:a><text:span text:style-name="T460">", O_RDONLY|O_CLOEXEC) = 3</text:span><text:span text:style-name="T461"><text:line-break/>read(3, "\177ELF\2\1\1\0\0\0\0\0\0\0\0\0\3\0&gt;\0\1\0\0\0\0\10\0\0\0\0\0\0"..., 832) = 832</text:span><text:span text:style-name="T462"><text:line-break/>fstat(3, {st_mode=S_IFREG|0775, st_size=16016, ...}) = 0</text:span><text:span text:style-name="T463"><text:line-break/>getcwd("/home/artoy/Desktop/Labs/3 sem/OS/Lab5", 128) = 39</text:span><text:span text:style-name="T464"><text:line-break/>mmap(NULL, 2105456, PROT_READ|PROT_EXEC, MAP_PRIVATE|MAP_DENYWRITE, 3, 0) = 0x7f942ae54000</text:span><text:span text:style-name="T465"><text:line-break/>mprotect(0x7f942ae55000, 2097152, PROT_NONE) = 0</text:span><text:span text:style-name="T466"><text:line-break/>mmap(0x7f942b055000, 8192, PROT_READ|PROT_WRITE, MAP_PRIVATE|MAP_FIXED|MAP_DENYWRITE, 3, 0x1000) = 0x7f942b055000</text:span><text:span text:style-name="T467"><text:line-break/>close(3) = 0</text:span><text:span text:style-name="T468"><text:line-break/>mprotect(0x7f942b055000, 4096, PROT_READ) = 0</text:span><text:span text:style-name="T469"><text:line-break/>fstat(1, {st_mode=S_IFCHR|0620, st_rdev=makedev(136, 0), ...}) = 0</text:span><text:span text:style-name="T470"><text:line-break/>fstat(0, {st_mode=S_IFCHR|0620, st_rdev=makedev(136, 0), ...}) = 0</text:span><text:span text:style-name="T471"><text:line-break/>write(1, "Please, enter your firt info ", 29Please, enter your firt info ) = 29</text:span><text:span text:style-name="T472"><text:line-break/>read(0, 1</text:span><text:span text:style-name="T473"><text:line-break/>"1\n", 1024) = 2</text:span><text:span text:style-name="T474"><text:line-break/>write(1, "Add: press a \n", 14Add: press a</text:span><text:span text:style-name="T475"><text:line-break/>) = 14</text:span><text:span text:style-name="T476"><text:line-break/>write(1, "Delete element: press d \n", 25Delete element: press d</text:span><text:span text:style-name="T477"><text:line-break/>) = 25</text:span><text:span text:style-name="T478"><text:line-break/>write(1, "Print: press p \n", 16Print: press p</text:span><text:span text:style-name="T479"><text:line-break/>) = 16</text:span><text:span text:style-name="T480"><text:line-break/>write(1, "Help: press h \n", 15Help: press h</text:span><text:span text:style-name="T481"><text:line-break/>) = 15</text:span><text:span text:style-name="T482"><text:line-break/>write(1, "Exit: press e \n", 15Exit: press e</text:span><text:span text:style-name="T483"><text:line-break/>) = 15</text:span><text:span text:style-name="T484"><text:line-break/>read(0, a</text:span><text:span text:style-name="T485"><text:line-break/>"a\n", 1024) = 2</text:span><text:span text:style-name="T486"><text:line-break/>write(1, "Enter your element ", 19Enter your element ) = 19</text:span><text:span text:style-name="T487"><text:line-break/>read(0, -5</text:span><text:span text:style-name="T488"><text:line-break/>"-5\n", 1024) = 3</text:span><text:span text:style-name="T489"><text:line-break/>read(0, a</text:span><text:span text:style-name="T490"><text:line-break/>"a\n", 1024) = 2</text:span><text:span text:style-name="T491"><text:line-break/>write(1, "Enter your element ", 19Enter your element ) = 19</text:span><text:span text:style-name="T492"><text:line-break/>read(0, 20</text:span><text:span text:style-name="T493"><text:line-break/>"20\n", 1024) = 3</text:span><text:span text:style-name="T494"><text:line-break/>read(0, a</text:span><text:span text:style-name="T495"><text:line-break/>"a\n", 1024) = 2</text:span><text:span text:style-name="T496"><text:line-break/>write(1, "Enter your element ", 19Enter your element ) = 19</text:span><text:span text:style-name="T497"><text:line-break/>read(0, 40</text:span><text:span text:style-name="T498"><text:line-break/>"40\n", 1024) = 3</text:span><text:span text:style-name="T499"><text:line-break/>read(0, d</text:span><text:span text:style-name="T500"><text:line-break/>"d\n", 1024) = 2</text:span><text:span text:style-name="T501"><text:line-break/>write(1, "Enter your element ", 19Enter your element ) = 19</text:span><text:span text:style-name="T502"><text:line-break/>read(0, 20</text:span><text:span text:style-name="T503"><text:line-break/>"20\n", 1024) = 3</text:span><text:span text:style-name="T504"><text:line-break/>read(0, p</text:span><text:span text:style-name="T505"><text:line-break/>"p\n", 1024) = 2</text:span><text:span text:style-name="T506"><text:line-break/>write(1, "1 \n", 31</text:span><text:span text:style-name="T507"><text:line-break/>) = 3</text:span><text:span text:style-name="T508"><text:line-break/>write(1, "-5 \n", 4-5</text:span><text:span text:style-name="T509"><text:line-break/>) = 4</text:span><text:span text:style-name="T510"><text:line-break/>write(1, "NULL \n", 6NULL</text:span><text:span text:style-name="T511"><text:line-break/>) = 6</text:span><text:span text:style-name="T512"><text:line-break/>write(1, "NULL \n", 6NULL</text:span><text:span text:style-name="T513"><text:line-break/>) = 6</text:span><text:span text:style-name="T514"><text:line-break/>write(1, "40 \n", 440</text:span><text:span text:style-name="T515"><text:line-break/>) = 4</text:span><text:span text:style-name="T516"><text:line-break/>write(1, "NULL \n", 6NULL</text:span><text:span text:style-name="T517"><text:line-break/>) = 6</text:span><text:span text:style-name="T518"><text:line-break/>write(1, "NULL \n", 6NULL</text:span><text:span text:style-name="T519"><text:line-break/>) = 6</text:span><text:span text:style-name="T520"><text:line-break/>read(0, h</text:span><text:span text:style-name="T521"><text:line-break/>"h\n", 1024) = 2</text:span><text:span text:style-name="T522"><text:line-break/>write(1, "Add:</text:span></text:p>
      <text:p text:style-name="P523">press a \n", 14Add: press a<text:line-break/>) = 14<text:line-break/>write(1, "Delete element: press d \n", 25Delete element: press d<text:line-break/>) = 25<text:line-break/>write(1, "Print: press p \n", 16Print: press p<text:line-break/>) = 16<text:line-break/>write(1, "Help: press h \n", 15Help: press h<text:line-break/>) = 15<text:line-break/>write(1, "Exit: press e \n", 15Exit: press e<text:line-break/>) = 15<text:line-break/>read(0, e<text:line-break/>"e\n", 1024) = 2<text:line-break/>munmap(0x7f942ae54000, 2105456) = 0<text:line-break/>lseek(0, -1, SEEK_CUR) = -1 ESPIPE (Illegal seek)<text:line-break/>exit_group(0) = ?<text:line-break/>+++ exited with 0 +++</text:p>
      <text:p text:style-name="P524"/>
      <text:p text:style-name="Standard"><text:span text:style-name="T525">//</text:span><text:span text:style-name="T526">Лр</text:span><text:span text:style-name="T527">6</text:span></text:p>
      <text:p text:style-name="P528">artoy@artoy:~/Desktop/Labs/3 sem/OS/Lab3$ strace ./a.out 2 &lt; t1.txt</text:p>
      <text:p text:style-name="P529">execve("./a.out", ["./a.out", "2"], 0x7ffc4c23e238 /* 70 vars */) = 0</text:p>
      <text:p text:style-name="P530">brk(NULL) <text:s text:c="30"/>= 0x56118287c000</text:p>
      <text:p text:style-name="P531">access("/etc/ld.so.nohwcap", F_OK) <text:s text:c="5"/>= -1 ENOENT (No such file or directory)</text:p>
      <text:p text:style-name="P532">access("/etc/ld.so.preload", R_OK) <text:s text:c="5"/>= -1 ENOENT (No such file or directory)</text:p>
      <text:p text:style-name="P533">openat(AT_FDCWD, "/etc/ld.so.cache", O_RDONLY|O_CLOEXEC) = 3</text:p>
      <text:p text:style-name="P534">fstat(3, {st_mode=S_IFREG|0644, st_size=89848, ...}) = 0</text:p>
      <text:p text:style-name="P535">mmap(NULL, 89848, PROT_READ, MAP_PRIVATE, 3, 0) = 0x7ffa1dec5000</text:p>
      <text:p text:style-name="P536">close(3) <text:s text:c="31"/>= 0</text:p>
      <text:p text:style-name="P537">access("/etc/ld.so.nohwcap", F_OK) <text:s text:c="5"/>= -1 ENOENT (No such file or directory)</text:p>
      <text:p text:style-name="P538">openat(AT_FDCWD, "/lib/x86_64-linux-gnu/libpthread.so.0", O_RDONLY|O_CLOEXEC) = 3</text:p>
      <text:p text:style-name="P539">read(3, "\177ELF\2\1\1\0\0\0\0\0\0\0\0\0\3\0&gt;\0\1\0\0\0000b\0\0\0\0\0\0"..., 832) = 832</text:p>
      <text:p text:style-name="P540">fstat(3, {st_mode=S_IFREG|0755, st_size=144976, ...}) = 0</text:p>
      <text:p text:style-name="P541">mmap(NULL, 8192, PROT_READ|PROT_WRITE, MAP_PRIVATE|MAP_ANONYMOUS, -1, 0) = 0x7ffa1dec3000</text:p>
      <text:p text:style-name="P542">mmap(NULL, 2221184, PROT_READ|PROT_EXEC, MAP_PRIVATE|MAP_DENYWRITE, 3, 0) = 0x7ffa1da95000</text:p>
      <text:p text:style-name="P543">mprotect(0x7ffa1daaf000, 2093056, PROT_NONE) = 0</text:p>
      <text:p text:style-name="P544">mmap(0x7ffa1dcae000, 8192, PROT_READ|PROT_WRITE, MAP_PRIVATE|MAP_FIXED|MAP_DENYWRITE, 3, 0x19000) = 0x7ffa1dcae000</text:p>
      <text:p text:style-name="P545">mmap(0x7ffa1dcb0000, 13440, PROT_READ|PROT_WRITE, MAP_PRIVATE|MAP_FIXED|MAP_ANONYMOUS, -1, 0) = 0x7ffa1dcb0000</text:p>
      <text:p text:style-name="P546">close(3) <text:s text:c="31"/>= 0</text:p>
      <text:p text:style-name="P547">access("/etc/ld.so.nohwcap", F_OK) <text:s text:c="5"/>= -1 ENOENT (No such file or directory)</text:p>
      <text:p text:style-name="P548">openat(AT_FDCWD, "/lib/x86_64-linux-gnu/libc.so.6", O_RDONLY|O_CLOEXEC) = 3</text:p>
      <text:p text:style-name="P549">read(3, "\177ELF\2\1\1\3\0\0\0\0\0\0\0\0\3\0&gt;\0\1\0\0\0\260\34\2\0\0\0\0\0"..., 832) = 832</text:p>
      <text:p text:style-name="P550">fstat(3, {st_mode=S_IFREG|0755, st_size=2030544, ...}) = 0</text:p>
      <text:p text:style-name="P551">mmap(NULL, 4131552, PROT_READ|PROT_EXEC, MAP_PRIVATE|MAP_DENYWRITE, 3, 0) = 0x7ffa1d6a4000</text:p>
      <text:p text:style-name="P552">mprotect(0x7ffa1d88b000, 2097152, PROT_NONE) = 0</text:p>
      <text:p text:style-name="P553">mmap(0x7ffa1da8b000, 24576, PROT_READ|PROT_WRITE, MAP_PRIVATE|MAP_FIXED|MAP_DENYWRITE, 3, 0x1e7000) = 0x7ffa1da8b000</text:p>
      <text:p text:style-name="P554">mmap(0x7ffa1da91000, 15072, PROT_READ|PROT_WRITE, MAP_PRIVATE|MAP_FIXED|MAP_ANONYMOUS, -1, 0) = 0x7ffa1da91000</text:p>
      <text:p text:style-name="P555">close(3) <text:s text:c="31"/>= 0</text:p>
      <text:p text:style-name="P556">mmap(NULL, 12288, PROT_READ|PROT_WRITE, MAP_PRIVATE|MAP_ANONYMOUS, -1, 0) = 0x7ffa1dec0000</text:p>
      <text:p text:style-name="P557">arch_prctl(ARCH_SET_FS, 0x7ffa1dec0740) = 0</text:p>
      <text:p text:style-name="P558">mprotect(0x7ffa1da8b000, 16384, PROT_READ) = 0</text:p>
      <text:p text:style-name="P559">mprotect(0x7ffa1dcae000, 4096, PROT_READ) = 0</text:p>
      <text:p text:style-name="P560">mprotect(0x561181b9d000, 4096, PROT_READ) = 0</text:p>
      <text:p text:style-name="P561">mprotect(0x7ffa1dedb000, 4096, PROT_READ) = 0</text:p>
      <text:p text:style-name="P562">munmap(0x7ffa1dec5000, 89848) <text:s text:c="10"/>= 0</text:p>
      <text:p text:style-name="P563">set_tid_address(0x7ffa1dec0a10) <text:s text:c="8"/>= 23712</text:p>
      <text:p text:style-name="P564">set_robust_list(0x7ffa1dec0a20, 24) <text:s text:c="4"/>= 0</text:p>
      <text:p text:style-name="P565">rt_sigaction(SIGRTMIN, {sa_handler=0x7ffa1da9acb0, sa_mask=[], sa_flags=SA_RESTORER|SA_SIGINFO, sa_restorer=0x7ffa1daa78a0}, NULL, 8) = 0</text:p>
      <text:p text:style-name="P566">rt_sigaction(SIGRT_1, {sa_handler=0x7ffa1da9ad50, sa_mask=[], sa_flags=SA_RESTORER|SA_RESTART|SA_SIGINFO, sa_restorer=0x7ffa1daa78a0}, NULL, 8) = 0</text:p>
      <text:p text:style-name="P567">rt_sigprocmask(SIG_UNBLOCK, [RTMIN RT_1], NULL, 8) = 0</text:p>
      <text:p text:style-name="P568">prlimit64(0, RLIMIT_STACK, NULL, {rlim_cur=8192*1024, rlim_max=RLIM64_INFINITY}) = 0</text:p>
      <text:p text:style-name="P569">fstat(0, {st_mode=S_IFREG|0664, st_size=181, ...}) = 0</text:p>
      <text:p text:style-name="P570">brk(NULL) <text:s text:c="30"/>= 0x56118287c000</text:p>
      <text:p text:style-name="P571">brk(0x56118289d000) <text:s text:c="20"/>= 0x56118289d000</text:p>
      <text:p text:style-name="P572">read(0, "1\n3 3\n7 7\n58 -86 42 -10 5 -92 -9"..., 4096) = 181</text:p>
      <text:p text:style-name="P573">mmap(NULL, 8392704, PROT_NONE, MAP_PRIVATE|MAP_ANONYMOUS|MAP_STACK, -1, 0) = 0x7ffa1cea3000</text:p>
      <text:p text:style-name="P574">mprotect(0x7ffa1cea4000, 8388608, PROT_READ|PROT_WRITE) = 0</text:p>
      <text:p text:style-name="P575">clone(child_stack=0x7ffa1d6a2fb0, flags=CLONE_VM|CLONE_FS|CLONE_FILES|CLONE_SIGHAND|CLONE_THREAD|CLONE_SYSVSEM|CLONE_SETTLS|CLONE_PARENT_SETTID|CLONE_CHILD_CLEARTID, parent_tidptr=0x7ffa1d6a39d0, tls=0x7ffa1d6a3700, child_tidptr=0x7ffa1d6a39d0) = 23713</text:p>
      <text:p text:style-name="P576">mmap(NULL, 8392704, PROT_NONE, MAP_PRIVATE|MAP_ANONYMOUS|MAP_STACK, -1, 0) = 0x7ffa1c6a2000</text:p>
      <text:p text:style-name="P577">mprotect(0x7ffa1c6a3000, 8388608, PROT_READ|PROT_WRITE) = 0</text:p>
      <text:p text:style-name="P578">clone(child_stack=0x7ffa1cea1fb0, flags=CLONE_VM|CLONE_FS|CLONE_FILES|CLONE_SIGHAND|CLONE_THREAD|CLONE_SYSVSEM|CLONE_SETTLS|CLONE_PARENT_SETTID|CLONE_CHILD_CLEARTID, parent_tidptr=0x7ffa1cea29d0, tls=0x7ffa1cea2700, child_tidptr=0x7ffa1cea29d0) = 23714</text:p>
      <text:p text:style-name="P579">futex(0x7ffa1cea29d0, FUTEX_WAIT, 23714, NULL) = -1 EAGAIN (Resource temporarily unavailable)</text:p>
      <text:p text:style-name="P580">clone(child_stack=0x7ffa1cea1fb0, flags=CLONE_VM|CLONE_FS|CLONE_FILES|CLONE_SIGHAND|CLONE_THREAD|CLONE_SYSVSEM|CLONE_SETTLS|CLONE_PARENT_SETTID|CLONE_CHILD_CLEARTID, parent_tidptr=0x7ffa1cea29d0, tls=0x7ffa1cea2700, child_tidptr=0x7ffa1cea29d0) = 23715</text:p>
      <text:p text:style-name="P581">clone(child_stack=0x7ffa1d6a2fb0, flags=CLONE_VM|CLONE_FS|CLONE_FILES|CLONE_SIGHAND|CLONE_THREAD|CLONE_SYSVSEM|CLONE_SETTLS|CLONE_PARENT_SETTID|CLONE_CHILD_CLEARTID, parent_tidptr=0x7ffa1d6a39d0, tls=0x7ffa1d6a3700, child_tidptr=0x7ffa1d6a39d0) = 23716</text:p>
      <text:p text:style-name="P582">clone(child_stack=0x7ffa1d6a2fb0, flags=CLONE_VM|CLONE_FS|CLONE_FILES|CLONE_SIGHAND|CLONE_THREAD|CLONE_SYSVSEM|CLONE_SETTLS|CLONE_PARENT_SETTID|CLONE_CHILD_CLEARTID, parent_tidptr=0x7ffa1d6a39d0, tls=0x7ffa1d6a3700, child_tidptr=0x7ffa1d6a39d0) = 23717</text:p>
      <text:p text:style-name="P583">clone(child_stack=0x7ffa1cea1fb0, flags=CLONE_VM|CLONE_FS|CLONE_FILES|CLONE_SIGHAND|CLONE_THREAD|CLONE_SYSVSEM|CLONE_SETTLS|CLONE_PARENT_SETTID|CLONE_CHILD_CLEARTID, parent_tidptr=0x7ffa1cea29d0, tls=0x7ffa1cea2700, child_tidptr=0x7ffa1cea29d0) = 23718</text:p>
      <text:p text:style-name="P584">clone(child_stack=0x7ffa1cea1fb0, flags=CLONE_VM|CLONE_FS|CLONE_FILES|CLONE_SIGHAND|CLONE_THREAD|CLONE_SYSVSEM|CLONE_SETTLS|CLONE_PARENT_SETTID|CLONE_CHILD_CLEARTID, parent_tidptr=0x7ffa1cea29d0, tls=0x7ffa1cea2700, child_tidptr=0x7ffa1cea29d0) = 23719</text:p>
      <text:p text:style-name="P585">clone(child_stack=0x7ffa1d6a2fb0, flags=CLONE_VM|CLONE_FS|CLONE_FILES|CLONE_SIGHAND|CLONE_THREAD|CLONE_SYSVSEM|CLONE_SETTLS|CLONE_PARENT_SETTID|CLONE_CHILD_CLEARTID, parent_tidptr=0x7ffa1d6a39d0, tls=0x7ffa1d6a3700, child_tidptr=0x7ffa1d6a39d0) = 23720</text:p>
      <text:p text:style-name="P586">clone(child_stack=0x7ffa1d6a2fb0, flags=CLONE_VM|CLONE_FS|CLONE_FILES|CLONE_SIGHAND|CLONE_THREAD|CLONE_SYSVSEM|CLONE_SETTLS|CLONE_PARENT_SETTID|CLONE_CHILD_CLEARTID, parent_tidptr=0x7ffa1d6a39d0, tls=0x7ffa1d6a3700, child_tidptr=0x7ffa1d6a39d0) = 23721</text:p>
      <text:p text:style-name="P587">clone(child_stack=0x7ffa1cea1fb0, flags=CLONE_VM|CLONE_FS|CLONE_FILES|CLONE_SIGHAND|CLONE_THREAD|CLONE_SYSVSEM|CLONE_SETTLS|CLONE_PARENT_SETTID|CLONE_CHILD_CLEARTID, parent_tidptr=0x7ffa1cea29d0, tls=0x7ffa1cea2700, child_tidptr=0x7ffa1cea29d0) = 23722</text:p>
      <text:p text:style-name="P588">clone(child_stack=0x7ffa1cea1fb0, flags=CLONE_VM|CLONE_FS|CLONE_FILES|CLONE_SIGHAND|CLONE_THREAD|CLONE_SYSVSEM|CLONE_SETTLS|CLONE_PARENT_SETTID|CLONE_CHILD_CLEARTID, parent_tidptr=0x7ffa1cea29d0, tls=0x7ffa1cea2700, child_tidptr=0x7ffa1cea29d0) = 23723</text:p>
      <text:p text:style-name="P589">clone(child_stack=0x7ffa1d6a2fb0, flags=CLONE_VM|CLONE_FS|CLONE_FILES|CLONE_SIGHAND|CLONE_THREAD|CLONE_SYSVSEM|CLONE_SETTLS|CLONE_PARENT_SETTID|CLONE_CHILD_CLEARTID, parent_tidptr=0x7ffa1d6a39d0, tls=0x7ffa1d6a3700, child_tidptr=0x7ffa1d6a39d0) = 23724</text:p>
      <text:p text:style-name="P590">clone(child_stack=0x7ffa1d6a2fb0, flags=CLONE_VM|CLONE_FS|CLONE_FILES|CLONE_SIGHAND|CLONE_THREAD|CLONE_SYSVSEM|CLONE_SETTLS|CLONE_PARENT_SETTID|CLONE_CHILD_CLEARTID, parent_tidptr=0x7ffa1d6a39d0, tls=0x7ffa1d6a3700, child_tidptr=0x7ffa1d6a39d0) = 23725</text:p>
      <text:p text:style-name="P591">clone(child_stack=0x7ffa1cea1fb0, flags=CLONE_VM|CLONE_FS|CLONE_FILES|CLONE_SIGHAND|CLONE_THREAD|CLONE_SYSVSEM|CLONE_SETTLS|CLONE_PARENT_SETTID|CLONE_CHILD_CLEARTID, parent_tidptr=0x7ffa1cea29d0, tls=0x7ffa1cea2700, child_tidptr=0x7ffa1cea29d0) = 23726</text:p>
      <text:p text:style-name="P592">clone(child_stack=0x7ffa1cea1fb0, flags=CLONE_VM|CLONE_FS|CLONE_FILES|CLONE_SIGHAND|CLONE_THREAD|CLONE_SYSVSEM|CLONE_SETTLS|CLONE_PARENT_SETTID|CLONE_CHILD_CLEARTID, parent_tidptr=0x7ffa1cea29d0, tls=0x7ffa1cea2700, child_tidptr=0x7ffa1cea29d0) = 23727</text:p>
      <text:p text:style-name="P593">clone(child_stack=0x7ffa1d6a2fb0, flags=CLONE_VM|CLONE_FS|CLONE_FILES|CLONE_SIGHAND|CLONE_THREAD|CLONE_SYSVSEM|CLONE_SETTLS|CLONE_PARENT_SETTID|CLONE_CHILD_CLEARTID, parent_tidptr=0x7ffa1d6a39d0, tls=0x7ffa1d6a3700, child_tidptr=0x7ffa1d6a39d0) = 23728</text:p>
      <text:p text:style-name="P594">clone(child_stack=0x7ffa1d6a2fb0, flags=CLONE_VM|CLONE_FS|CLONE_FILES|CLONE_SIGHAND|CLONE_THREAD|CLONE_SYSVSEM|CLONE_SETTLS|CLONE_PARENT_SETTID|CLONE_CHILD_CLEARTID, parent_tidptr=0x7ffa1d6a39d0, tls=0x7ffa1d6a3700, child_tidptr=0x7ffa1d6a39d0) = 23729</text:p>
      <text:p text:style-name="P595">clone(child_stack=0x7ffa1cea1fb0, flags=CLONE_VM|CLONE_FS|CLONE_FILES|CLONE_SIGHAND|CLONE_THREAD|CLONE_SYSVSEM|CLONE_SETTLS|CLONE_PARENT_SETTID|CLONE_CHILD_CLEARTID, parent_tidptr=0x7ffa1cea29d0, tls=0x7ffa1cea2700, child_tidptr=0x7ffa1cea29d0) = 23730</text:p>
      <text:p text:style-name="P596">clone(child_stack=0x7ffa1cea1fb0, flags=CLONE_VM|CLONE_FS|CLONE_FILES|CLONE_SIGHAND|CLONE_THREAD|CLONE_SYSVSEM|CLONE_SETTLS|CLONE_PARENT_SETTID|CLONE_CHILD_CLEARTID, parent_tidptr=0x7ffa1cea29d0, tls=0x7ffa1cea2700, child_tidptr=0x7ffa1cea29d0) = 23731</text:p>
      <text:p text:style-name="P597">clone(child_stack=0x7ffa1d6a2fb0, flags=CLONE_VM|CLONE_FS|CLONE_FILES|CLONE_SIGHAND|CLONE_THREAD|CLONE_SYSVSEM|CLONE_SETTLS|CLONE_PARENT_SETTID|CLONE_CHILD_CLEARTID, parent_tidptr=0x7ffa1d6a39d0, tls=0x7ffa1d6a3700, child_tidptr=0x7ffa1d6a39d0) = 23732</text:p>
      <text:p text:style-name="P598">clone(child_stack=0x7ffa1d6a2fb0, flags=CLONE_VM|CLONE_FS|CLONE_FILES|CLONE_SIGHAND|CLONE_THREAD|CLONE_SYSVSEM|CLONE_SETTLS|CLONE_PARENT_SETTID|CLONE_CHILD_CLEARTID, parent_tidptr=0x7ffa1d6a39d0, tls=0x7ffa1d6a3700, child_tidptr=0x7ffa1d6a39d0) = 23733</text:p>
      <text:p text:style-name="P599">clone(child_stack=0x7ffa1cea1fb0, flags=CLONE_VM|CLONE_FS|CLONE_FILES|CLONE_SIGHAND|CLONE_THREAD|CLONE_SYSVSEM|CLONE_SETTLS|CLONE_PARENT_SETTID|CLONE_CHILD_CLEARTID, parent_tidptr=0x7ffa1cea29d0, tls=0x7ffa1cea2700, child_tidptr=0x7ffa1cea29d0) = 23734</text:p>
      <text:p text:style-name="P600">clone(child_stack=0x7ffa1cea1fb0, flags=CLONE_VM|CLONE_FS|CLONE_FILES|CLONE_SIGHAND|CLONE_THREAD|CLONE_SYSVSEM|CLONE_SETTLS|CLONE_PARENT_SETTID|CLONE_CHILD_CLEARTID, parent_tidptr=0x7ffa1cea29d0, tls=0x7ffa1cea2700, child_tidptr=0x7ffa1cea29d0) = 23735</text:p>
      <text:p text:style-name="P601">clone(child_stack=0x7ffa1d6a2fb0, flags=CLONE_VM|CLONE_FS|CLONE_FILES|CLONE_SIGHAND|CLONE_THREAD|CLONE_SYSVSEM|CLONE_SETTLS|CLONE_PARENT_SETTID|CLONE_CHILD_CLEARTID, parent_tidptr=0x7ffa1d6a39d0, tls=0x7ffa1d6a3700, child_tidptr=0x7ffa1d6a39d0) = 23736</text:p>
      <text:p text:style-name="P602">clone(child_stack=0x7ffa1d6a2fb0, flags=CLONE_VM|CLONE_FS|CLONE_FILES|CLONE_SIGHAND|CLONE_THREAD|CLONE_SYSVSEM|CLONE_SETTLS|CLONE_PARENT_SETTID|CLONE_CHILD_CLEARTID, parent_tidptr=0x7ffa1d6a39d0, tls=0x7ffa1d6a3700, child_tidptr=0x7ffa1d6a39d0) = 23737</text:p>
      <text:p text:style-name="P603">clone(child_stack=0x7ffa1cea1fb0, flags=CLONE_VM|CLONE_FS|CLONE_FILES|CLONE_SIGHAND|CLONE_THREAD|CLONE_SYSVSEM|CLONE_SETTLS|CLONE_PARENT_SETTID|CLONE_CHILD_CLEARTID, parent_tidptr=0x7ffa1cea29d0, tls=0x7ffa1cea2700, child_tidptr=0x7ffa1cea29d0) = 23738</text:p>
      <text:p text:style-name="P604">clone(child_stack=0x7ffa1cea1fb0, flags=CLONE_VM|CLONE_FS|CLONE_FILES|CLONE_SIGHAND|CLONE_THREAD|CLONE_SYSVSEM|CLONE_SETTLS|CLONE_PARENT_SETTID|CLONE_CHILD_CLEARTID, parent_tidptr=0x7ffa1cea29d0, tls=0x7ffa1cea2700, child_tidptr=0x7ffa1cea29d0) = 23739</text:p>
      <text:p text:style-name="P605">clone(child_stack=0x7ffa1d6a2fb0, flags=CLONE_VM|CLONE_FS|CLONE_FILES|CLONE_SIGHAND|CLONE_THREAD|CLONE_SYSVSEM|CLONE_SETTLS|CLONE_PARENT_SETTID|CLONE_CHILD_CLEARTID, parent_tidptr=0x7ffa1d6a39d0, tls=0x7ffa1d6a3700, child_tidptr=0x7ffa1d6a39d0) = 23740</text:p>
      <text:p text:style-name="P606">clone(child_stack=0x7ffa1d6a2fb0, flags=CLONE_VM|CLONE_FS|CLONE_FILES|CLONE_SIGHAND|CLONE_THREAD|CLONE_SYSVSEM|CLONE_SETTLS|CLONE_PARENT_SETTID|CLONE_CHILD_CLEARTID, parent_tidptr=0x7ffa1d6a39d0, tls=0x7ffa1d6a3700, child_tidptr=0x7ffa1d6a39d0) = 23741</text:p>
      <text:p text:style-name="P607">clone(child_stack=0x7ffa1cea1fb0, flags=CLONE_VM|CLONE_FS|CLONE_FILES|CLONE_SIGHAND|CLONE_THREAD|CLONE_SYSVSEM|CLONE_SETTLS|CLONE_PARENT_SETTID|CLONE_CHILD_CLEARTID, parent_tidptr=0x7ffa1cea29d0, tls=0x7ffa1cea2700, child_tidptr=0x7ffa1cea29d0) = 23742</text:p>
      <text:p text:style-name="P608">clone(child_stack=0x7ffa1cea1fb0, flags=CLONE_VM|CLONE_FS|CLONE_FILES|CLONE_SIGHAND|CLONE_THREAD|CLONE_SYSVSEM|CLONE_SETTLS|CLONE_PARENT_SETTID|CLONE_CHILD_CLEARTID, parent_tidptr=0x7ffa1cea29d0, tls=0x7ffa1cea2700, child_tidptr=0x7ffa1cea29d0) = 23743</text:p>
      <text:p text:style-name="P609">clone(child_stack=0x7ffa1d6a2fb0, flags=CLONE_VM|CLONE_FS|CLONE_FILES|CLONE_SIGHAND|CLONE_THREAD|CLONE_SYSVSEM|CLONE_SETTLS|CLONE_PARENT_SETTID|CLONE_CHILD_CLEARTID, parent_tidptr=0x7ffa1d6a39d0, tls=0x7ffa1d6a3700, child_tidptr=0x7ffa1d6a39d0) = 23744</text:p>
      <text:p text:style-name="P610">clone(child_stack=0x7ffa1d6a2fb0, flags=CLONE_VM|CLONE_FS|CLONE_FILES|CLONE_SIGHAND|CLONE_THREAD|CLONE_SYSVSEM|CLONE_SETTLS|CLONE_PARENT_SETTID|CLONE_CHILD_CLEARTID, parent_tidptr=0x7ffa1d6a39d0, tls=0x7ffa1d6a3700, child_tidptr=0x7ffa1d6a39d0) = 23745</text:p>
      <text:p text:style-name="P611">clone(child_stack=0x7ffa1cea1fb0, flags=CLONE_VM|CLONE_FS|CLONE_FILES|CLONE_SIGHAND|CLONE_THREAD|CLONE_SYSVSEM|CLONE_SETTLS|CLONE_PARENT_SETTID|CLONE_CHILD_CLEARTID, parent_tidptr=0x7ffa1cea29d0, tls=0x7ffa1cea2700, child_tidptr=0x7ffa1cea29d0) = 23746</text:p>
      <text:p text:style-name="P612">clone(child_stack=0x7ffa1cea1fb0, flags=CLONE_VM|CLONE_FS|CLONE_FILES|CLONE_SIGHAND|CLONE_THREAD|CLONE_SYSVSEM|CLONE_SETTLS|CLONE_PARENT_SETTID|CLONE_CHILD_CLEARTID, parent_tidptr=0x7ffa1cea29d0, tls=0x7ffa1cea2700, child_tidptr=0x7ffa1cea29d0) = 23747</text:p>
      <text:p text:style-name="P613">clone(child_stack=0x7ffa1d6a2fb0, flags=CLONE_VM|CLONE_FS|CLONE_FILES|CLONE_SIGHAND|CLONE_THREAD|CLONE_SYSVSEM|CLONE_SETTLS|CLONE_PARENT_SETTID|CLONE_CHILD_CLEARTID, parent_tidptr=0x7ffa1d6a39d0, tls=0x7ffa1d6a3700, child_tidptr=0x7ffa1d6a39d0) = 23748</text:p>
      <text:p text:style-name="P614">clone(child_stack=0x7ffa1d6a2fb0, flags=CLONE_VM|CLONE_FS|CLONE_FILES|CLONE_SIGHAND|CLONE_THREAD|CLONE_SYSVSEM|CLONE_SETTLS|CLONE_PARENT_SETTID|CLONE_CHILD_CLEARTID, parent_tidptr=0x7ffa1d6a39d0, tls=0x7ffa1d6a3700, child_tidptr=0x7ffa1d6a39d0) = 23749</text:p>
      <text:p text:style-name="P615">clone(child_stack=0x7ffa1cea1fb0, flags=CLONE_VM|CLONE_FS|CLONE_FILES|CLONE_SIGHAND|CLONE_THREAD|CLONE_SYSVSEM|CLONE_SETTLS|CLONE_PARENT_SETTID|CLONE_CHILD_CLEARTID, parent_tidptr=0x7ffa1cea29d0, tls=0x7ffa1cea2700, child_tidptr=0x7ffa1cea29d0) = 23750</text:p>
      <text:p text:style-name="P616">clone(child_stack=0x7ffa1cea1fb0, flags=CLONE_VM|CLONE_FS|CLONE_FILES|CLONE_SIGHAND|CLONE_THREAD|CLONE_SYSVSEM|CLONE_SETTLS|CLONE_PARENT_SETTID|CLONE_CHILD_CLEARTID, parent_tidptr=0x7ffa1cea29d0, tls=0x7ffa1cea2700, child_tidptr=0x7ffa1cea29d0) = 23751</text:p>
      <text:p text:style-name="P617">clone(child_stack=0x7ffa1d6a2fb0, flags=CLONE_VM|CLONE_FS|CLONE_FILES|CLONE_SIGHAND|CLONE_THREAD|CLONE_SYSVSEM|CLONE_SETTLS|CLONE_PARENT_SETTID|CLONE_CHILD_CLEARTID, parent_tidptr=0x7ffa1d6a39d0, tls=0x7ffa1d6a3700, child_tidptr=0x7ffa1d6a39d0) = 23752</text:p>
      <text:p text:style-name="P618">clone(child_stack=0x7ffa1d6a2fb0, flags=CLONE_VM|CLONE_FS|CLONE_FILES|CLONE_SIGHAND|CLONE_THREAD|CLONE_SYSVSEM|CLONE_SETTLS|CLONE_PARENT_SETTID|CLONE_CHILD_CLEARTID, parent_tidptr=0x7ffa1d6a39d0, tls=0x7ffa1d6a3700, child_tidptr=0x7ffa1d6a39d0) = 23753</text:p>
      <text:p text:style-name="P619">clone(child_stack=0x7ffa1cea1fb0, flags=CLONE_VM|CLONE_FS|CLONE_FILES|CLONE_SIGHAND|CLONE_THREAD|CLONE_SYSVSEM|CLONE_SETTLS|CLONE_PARENT_SETTID|CLONE_CHILD_CLEARTID, parent_tidptr=0x7ffa1cea29d0, tls=0x7ffa1cea2700, child_tidptr=0x7ffa1cea29d0) = 23754</text:p>
      <text:p text:style-name="P620">clone(child_stack=0x7ffa1cea1fb0, flags=CLONE_VM|CLONE_FS|CLONE_FILES|CLONE_SIGHAND|CLONE_THREAD|CLONE_SYSVSEM|CLONE_SETTLS|CLONE_PARENT_SETTID|CLONE_CHILD_CLEARTID, parent_tidptr=0x7ffa1cea29d0, tls=0x7ffa1cea2700, child_tidptr=0x7ffa1cea29d0) = 23755</text:p>
      <text:p text:style-name="P621">clone(child_stack=0x7ffa1d6a2fb0, flags=CLONE_VM|CLONE_FS|CLONE_FILES|CLONE_SIGHAND|CLONE_THREAD|CLONE_SYSVSEM|CLONE_SETTLS|CLONE_PARENT_SETTID|CLONE_CHILD_CLEARTID, parent_tidptr=0x7ffa1d6a39d0, tls=0x7ffa1d6a3700, child_tidptr=0x7ffa1d6a39d0) = 23756</text:p>
      <text:p text:style-name="P622">clone(child_stack=0x7ffa1d6a2fb0, flags=CLONE_VM|CLONE_FS|CLONE_FILES|CLONE_SIGHAND|CLONE_THREAD|CLONE_SYSVSEM|CLONE_SETTLS|CLONE_PARENT_SETTID|CLONE_CHILD_CLEARTID, parent_tidptr=0x7ffa1d6a39d0, tls=0x7ffa1d6a3700, child_tidptr=0x7ffa1d6a39d0) = 23757</text:p>
      <text:p text:style-name="P623">clone(child_stack=0x7ffa1cea1fb0, flags=CLONE_VM|CLONE_FS|CLONE_FILES|CLONE_SIGHAND|CLONE_THREAD|CLONE_SYSVSEM|CLONE_SETTLS|CLONE_PARENT_SETTID|CLONE_CHILD_CLEARTID, parent_tidptr=0x7ffa1cea29d0, tls=0x7ffa1cea2700, child_tidptr=0x7ffa1cea29d0) = 23758</text:p>
      <text:p text:style-name="P624">clone(child_stack=0x7ffa1cea1fb0, flags=CLONE_VM|CLONE_FS|CLONE_FILES|CLONE_SIGHAND|CLONE_THREAD|CLONE_SYSVSEM|CLONE_SETTLS|CLONE_PARENT_SETTID|CLONE_CHILD_CLEARTID, parent_tidptr=0x7ffa1cea29d0, tls=0x7ffa1cea2700, child_tidptr=0x7ffa1cea29d0) = 23759</text:p>
      <text:p text:style-name="P625">clone(child_stack=0x7ffa1d6a2fb0, flags=CLONE_VM|CLONE_FS|CLONE_FILES|CLONE_SIGHAND|CLONE_THREAD|CLONE_SYSVSEM|CLONE_SETTLS|CLONE_PARENT_SETTID|CLONE_CHILD_CLEARTID, parent_tidptr=0x7ffa1d6a39d0, tls=0x7ffa1d6a3700, child_tidptr=0x7ffa1d6a39d0) = 23760</text:p>
      <text:p text:style-name="P626">clone(child_stack=0x7ffa1d6a2fb0, flags=CLONE_VM|CLONE_FS|CLONE_FILES|CLONE_SIGHAND|CLONE_THREAD|CLONE_SYSVSEM|CLONE_SETTLS|CLONE_PARENT_SETTID|CLONE_CHILD_CLEARTID, parent_tidptr=0x7ffa1d6a39d0, tls=0x7ffa1d6a3700, child_tidptr=0x7ffa1d6a39d0) = 23761</text:p>
      <text:p text:style-name="P627">fstat(1, {st_mode=S_IFCHR|0620, st_rdev=makedev(136, 0), ...}) = 0</text:p>
      <text:p text:style-name="P628">write(1, "Number of threads: 2\n", 21Number of threads: 2</text:p>
      <text:p text:style-name="P629">) <text:s/>= 21</text:p>
      <text:p text:style-name="P630">write(1, "Number of filter: 1\n", 20Number of filter: 1</text:p>
      <text:p text:style-name="P631">) <text:s text:c="2"/>= 20</text:p>
      <text:p text:style-name="P632">write(1, "window width: 3\n", 16window width: 3</text:p>
      <text:p text:style-name="P633">) <text:s text:c="6"/>= 16</text:p>
      <text:p text:style-name="P634">write(1, "window height: 3\n", 17window height: 3</text:p>
      <text:p text:style-name="P635">) <text:s text:c="5"/>= 17</text:p>
      <text:p text:style-name="P636">write(1, "width: 7\n", 9width: 7</text:p>
      <text:p text:style-name="P637">) <text:s text:c="14"/>= 9</text:p>
      <text:p text:style-name="P638">write(1, "height: 7\n", 10height: 7</text:p>
      <text:p text:style-name="P639">) <text:s text:c="12"/>= 10</text:p>
      <text:p text:style-name="P640">write(1, "\n", 1</text:p>
      <text:p text:style-name="P641">) <text:s text:c="22"/>= 1</text:p>
      <text:p text:style-name="P642">write(1, "Result matrix:\n", 15Result matrix:</text:p>
      <text:p text:style-name="P643">) <text:s text:c="7"/>= 15</text:p>
      <text:p text:style-name="P644">write(1, " <text:s text:c="3"/>0 <text:s text:c="4"/>0 <text:s text:c="2"/>-14 <text:s text:c="3"/>65 <text:s text:c="2"/>-36 <text:s text:c="2"/>"..., 42 <text:s text:c="3"/>0 <text:s text:c="4"/>0 <text:s text:c="2"/>-14 <text:s text:c="3"/>65 <text:s text:c="2"/>-36 <text:s text:c="3"/>37 <text:s text:c="2"/>-11</text:p>
      <text:p text:style-name="P645">) = 42</text:p>
      <text:p text:style-name="P646">write(1, " <text:s text:c="3"/>0 <text:s text:c="3"/>-3 <text:s text:c="2"/>-82 <text:s text:c="3"/>42 <text:s text:c="2"/>-10 <text:s text:c="2"/>"..., 42 <text:s text:c="3"/>0 <text:s text:c="3"/>-3 <text:s text:c="2"/>-82 <text:s text:c="3"/>42 <text:s text:c="2"/>-10 <text:s text:c="4"/>5 <text:s text:c="3"/>-3</text:p>
      <text:p text:style-name="P647">) = 42</text:p>
      <text:p text:style-name="P648">write(1, " <text:s/>-26 <text:s text:c="2"/>-20 <text:s text:c="2"/>-19 <text:s text:c="3"/>58 <text:s text:c="4"/>1 <text:s text:c="2"/>"..., 42 <text:s/>-26 <text:s text:c="2"/>-20 <text:s text:c="2"/>-19 <text:s text:c="3"/>58 <text:s text:c="4"/>1 <text:s text:c="2"/>-50 <text:s text:c="3"/>53</text:p>
      <text:p text:style-name="P649">) = 42</text:p>
      <text:p text:style-name="P650">write(1, " <text:s text:c="3"/>8 <text:s text:c="3"/>-3 <text:s text:c="2"/>-82 <text:s text:c="2"/>-44 <text:s text:c="3"/>30 <text:s text:c="2"/>"..., 42 <text:s text:c="3"/>8 <text:s text:c="3"/>-3 <text:s text:c="2"/>-82 <text:s text:c="2"/>-44 <text:s text:c="3"/>30 <text:s text:c="2"/>-50 <text:s text:c="3"/>34</text:p>
      <text:p text:style-name="P651">) = 42</text:p>
      <text:p text:style-name="P652">write(1, " <text:s text:c="2"/>41 <text:s text:c="3"/>47 <text:s text:c="2"/>-65 <text:s text:c="2"/>-44 <text:s text:c="3"/>51 <text:s text:c="2"/>"..., 42 <text:s text:c="2"/>41 <text:s text:c="3"/>47 <text:s text:c="2"/>-65 <text:s text:c="2"/>-44 <text:s text:c="3"/>51 <text:s text:c="2"/>-50 <text:s text:c="3"/>37</text:p>
      <text:p text:style-name="P653">) = 42</text:p>
      <text:p text:style-name="P654">write(1, " <text:s text:c="2"/>16 <text:s text:c="3"/>47 <text:s text:c="2"/>-65 <text:s text:c="2"/>-44 <text:s text:c="3"/>30 <text:s text:c="2"/>"..., 42 <text:s text:c="2"/>16 <text:s text:c="3"/>47 <text:s text:c="2"/>-65 <text:s text:c="2"/>-44 <text:s text:c="3"/>30 <text:s text:c="3"/>-3 <text:s text:c="4"/>3</text:p>
      <text:p text:style-name="P655">) = 42</text:p>
      <text:p text:style-name="P656">write(1, " <text:s text:c="3"/>1 <text:s text:c="4"/>1 <text:s text:c="2"/>-29 <text:s text:c="3"/>-4 <text:s text:c="3"/>42 <text:s text:c="2"/>"..., 42 <text:s text:c="3"/>1 <text:s text:c="4"/>1 <text:s text:c="2"/>-29 <text:s text:c="3"/>-4 <text:s text:c="3"/>42 <text:s text:c="2"/>-17 <text:s text:c="3"/>-1</text:p>
      <text:p text:style-name="P657">) = 42</text:p>
      <text:p text:style-name="P658">lseek(0, -1, SEEK_CUR) <text:s text:c="17"/>= 180</text:p>
      <text:p text:style-name="P659">exit_group(0) <text:s text:c="26"/>= ?</text:p>
      <text:p text:style-name="P660">+++ exited with 0 +++</text:p>
      <text:h text:style-name="Заголовок1" text:outline-level="1"><text:bookmark-start text:name="__RefHeading___Toc1667_3709866927"/>6.Вывод<text:bookmark-end text:name="__RefHeading___Toc1667_3709866927"/></text:h>
      <text:p text:style-name="P661"><text:span text:style-name="T662">Таким образом, с помощью утилиты strace можно отслеживать системные вызовы. Для понимания и умения работы с утилитой strace необходимы знания: <text:s/>и чем они глубже, тем и лучше. <text:s/>В ходе выполнения ра</text:span><text:span text:style-name="T663">бот я смог научиться работать с</text:span><text:span text:style-name="T664"><text:s/>strace на приемли</text:span><text:span text:style-name="T665">е</text:span><text:span text:style-name="T666">мом уровне, а также получать некую информацию о работе программы при вызове strace. Существует масса ситуаций в которых с помощью утилиты strace можно диагностировать какую-то программу, а также понять в чем ошибка, если она есть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Выделение" style:display-name="Выделение" style:family="text">
      <style:text-properties fo:font-style="italic" style:font-style-asian="italic" style:font-style-complex="italic"/>
    </style:style>
    <text:list-style style:name="WWNum13" style:display-name="WWNum13">
      <text:list-level-style-number text:level="1" style:num-suffix="." style:num-format="1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263in" text:min-label-width="0.125in" text:list-level-position-and-space-mode="label-alignment">
          <style:list-level-label-alignment text:label-followed-by="listtab" fo:margin-left="1.6513in" fo:text-indent="-0.125in"/>
        </style:list-level-properties>
      </text:list-level-style-number>
      <text:list-level-style-number text:level="4" style:num-suffix="." style:num-format="1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263in" text:min-label-width="0.125in" text:list-level-position-and-space-mode="label-alignment">
          <style:list-level-label-alignment text:label-followed-by="listtab" fo:margin-left="3.1513in" fo:text-indent="-0.125in"/>
        </style:list-level-properties>
      </text:list-level-style-number>
      <text:list-level-style-number text:level="7" style:num-suffix="." style:num-format="1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263in" text:min-label-width="0.125in" text:list-level-position-and-space-mode="label-alignment">
          <style:list-level-label-alignment text:label-followed-by="listtab" fo:margin-left="4.6513in" fo:text-indent="-0.125in"/>
        </style:list-level-properties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><text:tab/><text:page-number text:fixed="false">1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юзер</meta:initial-creator>
    <dc:creator>RePack by Diakov</dc:creator>
    <meta:creation-date>2020-09-20T16:43:00Z</meta:creation-date>
    <dc:date>2020-09-20T16:44:00Z</dc:date>
    <meta:template xlink:href="Normal.dotm" xlink:type="simple"/>
    <meta:editing-cycles>2</meta:editing-cycles>
    <meta:editing-duration>PT60S</meta:editing-duration>
    <meta:document-statistic meta:page-count="15" meta:paragraph-count="93" meta:word-count="6994" meta:character-count="46770" meta:row-count="332" meta:non-whitespace-character-count="39869"/>
  </office:meta>
</office:document-meta>
</file>